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8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.284cm"/>
    </style:style>
    <style:style style:name="co6" style:family="table-column">
      <style:table-column-properties fo:break-before="auto" style:column-width="0.718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5.112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2.175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Overijssel2">
      <style:table-properties table:display="true" style:writing-mode="lr-tb"/>
    </style:style>
    <style:style style:name="ta2" style:family="table" style:master-page-name="PageStyle_5f_Overijssel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style:diagonal-bl-tr="none" style:diagonal-tl-br="none" fo:border="1.76pt solid #000000" fo:padding="0.071cm" style:rotation-align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12" style:family="table-cell" style:parent-style-name="Default">
      <style:table-cell-properties style:diagonal-bl-tr="none" style:diagonal-tl-br="none" fo:background-color="transparent" fo:border="1.76pt solid #000000" fo:padding="0.071cm" style:rotation-align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071cm" style:rotation-align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2" table:default-cell-style-name="Default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Default"/>
        <table:table-column table:style-name="co7" table:default-cell-style-name="ce2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Indeeling der werkelijke bevolking naar de kerkgenootschappen. Vierde gedeelte, provincie Overijssel</text:p>
          </table:table-cell>
          <table:covered-table-cell table:number-columns-repeated="32" table:style-name="ce14"/>
          <table:covered-table-cell table:style-name="ce5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/>
          <table:table-cell table:style-name="ce16" office:value-type="string" calcext:value-type="string" table:number-columns-spanned="2" table:number-rows-spanned="5">
            <text:p>Anglicaansch Episcopal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Leden der Schotsche Gemeente</text:p>
          </table:table-cell>
          <table:covered-table-cell table:style-name="ce24"/>
          <table:table-cell table:style-name="ce3" office:value-type="string" calcext:value-type="string" table:number-columns-spanned="2" table:number-rows-spanned="5">
            <text:p>Evangelischen</text:p>
          </table:table-cell>
          <table:covered-table-cell table:style-name="ce34"/>
          <table:table-cell table:style-name="ce16" office:value-type="string" calcext:value-type="string" table:number-columns-spanned="2" table:number-rows-spanned="5">
            <text:p>Vrije Evangelischen</text:p>
          </table:table-cell>
          <table:covered-table-cell table:style-name="ce24"/>
          <table:table-cell table:style-name="ce3" office:value-type="string" calcext:value-type="string" table:number-columns-spanned="2" table:number-rows-spanned="5">
            <text:p>Baptisten</text:p>
          </table:table-cell>
          <table:covered-table-cell table:style-name="ce34"/>
          <table:table-cell table:style-name="ce3" office:value-type="string" calcext:value-type="string" table:number-columns-spanned="2" table:number-rows-spanned="5">
            <text:p>Methodisten</text:p>
          </table:table-cell>
          <table:covered-table-cell table:style-name="ce34"/>
          <table:table-cell table:style-name="ce3" office:value-type="string" calcext:value-type="string" table:number-columns-spanned="2" table:number-rows-spanned="5">
            <text:p>Mahomedanen</text:p>
          </table:table-cell>
          <table:covered-table-cell table:style-name="ce34"/>
          <table:table-cell table:style-name="ce3" office:value-type="string" calcext:value-type="string" table:number-columns-spanned="2" table:number-rows-spanned="5">
            <text:p>Mormonen</text:p>
          </table:table-cell>
          <table:covered-table-cell table:style-name="ce34"/>
          <table:table-cell table:style-name="ce16" office:value-type="string" calcext:value-type="string" table:number-columns-spanned="2" table:number-rows-spanned="5">
            <text:p>Geen kerkgenootschap.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Kerkgenootschap onbekend</text:p>
          </table:table-cell>
          <table:covered-table-cell table:style-name="ce24"/>
          <table:table-cell table:style-name="ce3" office:value-type="string" calcext:value-type="string" table:number-columns-spanned="2" table:number-rows-spanned="5">
            <text:p>Totaal</text:p>
          </table:table-cell>
          <table:covered-table-cell table:style-name="ce34"/>
          <table:table-cell table:style-name="ce40" office:value-type="string" calcext:value-type="string" table:number-columns-spanned="1" table:number-rows-spanned="6">
            <text:p>Telling</text:p>
          </table:table-cell>
          <table:table-cell table:style-name="ce40" office:value-type="string" calcext:value-type="string" table:number-columns-spanned="1" table:number-rows-spanned="6">
            <text:p>Tabel</text:p>
          </table:table-cell>
          <table:table-cell table:style-name="ce40" office:value-type="string" calcext:value-type="string" table:number-columns-spanned="1" table:number-rows-spanned="6">
            <text:p>Pagina links</text:p>
          </table:table-cell>
          <table:table-cell table:style-name="ce47" office:value-type="string" calcext:value-type="string" table:number-columns-spanned="1" table:number-rows-spanned="6">
            <text:p>Pagina rechts</text:p>
          </table:table-cell>
          <table:table-cell table:style-name="ce40" office:value-type="string" calcext:value-type="string" table:number-columns-spanned="1" table:number-rows-spanned="6">
            <text:p>Provincie</text:p>
          </table:table-cell>
          <table:table-cell table:style-name="ce40" office:value-type="string" calcext:value-type="string" table:number-columns-spanned="1" table:number-rows-spanned="6">
            <text:p>Image nr</text:p>
          </table:table-cell>
          <table:table-cell table:number-columns-repeated="994"/>
        </table:table-row>
        <table:table-row table:style-name="ro2">
          <table:covered-table-cell table:style-name="ce4"/>
          <table:table-cell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4"/>
        </table:table-row>
        <table:table-row table:style-name="ro2">
          <table:covered-table-cell table:style-name="ce4"/>
          <table:table-cell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4"/>
        </table:table-row>
        <table:table-row table:style-name="ro2">
          <table:covered-table-cell table:style-name="ce4"/>
          <table:table-cell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4"/>
        </table:table-row>
        <table:table-row table:style-name="ro1">
          <table:covered-table-cell table:style-name="ce4"/>
          <table:table-cell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4"/>
        </table:table-row>
        <table:table-row table:style-name="ro1">
          <table:covered-table-cell table:style-name="ce5"/>
          <table:table-cell/>
          <table:table-cell table:style-name="ce19" office:value-type="string" calcext:value-type="string">
            <text:p>M.</text:p>
          </table:table-cell>
          <table:table-cell table:style-name="ce16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6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3" office:value-type="string" calcext:value-type="string">
            <text:p>M.</text:p>
          </table:table-cell>
          <table:table-cell table:style-name="ce36" office:value-type="string" calcext:value-type="string">
            <text:p>V.</text:p>
          </table:table-cell>
          <table:table-cell table:style-name="ce39" office:value-type="string" calcext:value-type="string">
            <text:p>M.</text:p>
          </table:table-cell>
          <table:table-cell table:style-name="ce39" office:value-type="string" calcext:value-type="string">
            <text:p>V.</text:p>
          </table:table-cell>
          <table:table-cell table:style-name="ce31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covered-table-cell table:number-columns-repeated="3" table:style-name="ce42"/>
          <table:covered-table-cell table:style-name="ce49"/>
          <table:covered-table-cell table:number-columns-repeated="2" table:style-name="ce4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Deventer</text:p>
          </table:table-cell>
          <table:table-cell/>
          <table:table-cell table:style-name="ce20"/>
          <table:table-cell table:style-name="ce27" table:number-columns-repeated="15"/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formula="of:=SUM([.C10];[.E10];[.G10];[.I10];[.K10];[.M10];[.O10];[.Q10];[.S10];[.U10])" office:value-type="float" office:value="17" calcext:value-type="float">
            <text:p>17</text:p>
          </table:table-cell>
          <table:table-cell table:style-name="ce27" table:formula="of:=SUM([.D10];[.F10];[.H10];[.J10];[.L10];[.N10];[.P10];[.R10];[.T10];[.V10])" office:value-type="float" office:value="16" calcext:value-type="float">
            <text:p>16</text:p>
          </table:table-cell>
          <table:table-cell table:style-name="ce22" office:value-type="string" calcext:value-type="string">
            <text:p>VT</text:p>
          </table:table-cell>
          <table:table-cell table:style-name="ce29" office:value-type="string" calcext:value-type="string">
            <text:p>1879_02_H5</text:p>
          </table:table-cell>
          <table:table-cell table:style-name="ce29" office:value-type="float" office:value="108" calcext:value-type="float">
            <text:p>108</text:p>
          </table:table-cell>
          <table:table-cell table:style-name="ce29"/>
          <table:table-cell table:style-name="ce29" office:value-type="string" calcext:value-type="string">
            <text:p>Overijssel</text:p>
          </table:table-cell>
          <table:table-cell table:style-name="ce50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mpe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28" table:number-columns-repeated="2"/>
          <table:table-cell table:style-name="ce28" table:formula="of:=SUM([.C11];[.E11];[.G11];[.I11];[.K11];[.M11];[.O11];[.Q11];[.S11];[.U11])" office:value-type="float" office:value="38" calcext:value-type="float">
            <text:p>38</text:p>
          </table:table-cell>
          <table:table-cell table:style-name="ce28" table:formula="of:=SUM([.D11];[.F11];[.H11];[.J11];[.L11];[.N11];[.P11];[.R11];[.T11];[.V11])" office:value-type="float" office:value="31" calcext:value-type="float">
            <text:p>3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8" office:value-type="string" calcext:value-type="string">
            <text:p>Zwoll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number-columns-repeated="2"/>
          <table:table-cell table:style-name="ce28" table:formula="of:=SUM([.C12];[.E12];[.G12];[.I12];[.K12];[.M12];[.O12];[.Q12];[.S12];[.U12])" office:value-type="float" office:value="28" calcext:value-type="float">
            <text:p>28</text:p>
          </table:table-cell>
          <table:table-cell table:style-name="ce28" table:formula="of:=SUM([.D12];[.F12];[.H12];[.J12];[.L12];[.N12];[.P12];[.R12];[.T12];[.V12])" office:value-type="float" office:value="28" calcext:value-type="float">
            <text:p>2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5"/>
          <table:table-cell table:style-name="ce22" table:formula="of:=SUM([.C10:.C12])" office:value-type="float" office:value="3" calcext:value-type="float">
            <text:p>3</text:p>
          </table:table-cell>
          <table:table-cell table:style-name="ce29" table:formula="of:=SUM([.D10:.D12])" office:value-type="float" office:value="3" calcext:value-type="float">
            <text:p>3</text:p>
          </table:table-cell>
          <table:table-cell table:style-name="ce29" table:formula="of:=SUM([.E10:.E12])" office:value-type="float" office:value="1" calcext:value-type="float">
            <text:p>1</text:p>
          </table:table-cell>
          <table:table-cell table:style-name="ce29" table:formula="of:=SUM([.F10:.F12])" office:value-type="float" office:value="0" calcext:value-type="float">
            <text:p>0</text:p>
          </table:table-cell>
          <table:table-cell table:style-name="ce29" table:formula="of:=SUM([.G10:.G12])" office:value-type="float" office:value="2" calcext:value-type="float">
            <text:p>2</text:p>
          </table:table-cell>
          <table:table-cell table:style-name="ce29" table:formula="of:=SUM([.H10:.H12])" office:value-type="float" office:value="1" calcext:value-type="float">
            <text:p>1</text:p>
          </table:table-cell>
          <table:table-cell table:style-name="ce29" table:formula="of:=SUM([.I10:.I12])" office:value-type="float" office:value="0" calcext:value-type="float">
            <text:p>0</text:p>
          </table:table-cell>
          <table:table-cell table:style-name="ce29" table:formula="of:=SUM([.J10:.J12])" office:value-type="float" office:value="0" calcext:value-type="float">
            <text:p>0</text:p>
          </table:table-cell>
          <table:table-cell table:style-name="ce29" table:formula="of:=SUM([.K10:.K12])" office:value-type="float" office:value="0" calcext:value-type="float">
            <text:p>0</text:p>
          </table:table-cell>
          <table:table-cell table:style-name="ce29" table:formula="of:=SUM([.L10:.L12])" office:value-type="float" office:value="0" calcext:value-type="float">
            <text:p>0</text:p>
          </table:table-cell>
          <table:table-cell table:style-name="ce29" table:formula="of:=SUM([.M10:.M12])" office:value-type="float" office:value="0" calcext:value-type="float">
            <text:p>0</text:p>
          </table:table-cell>
          <table:table-cell table:style-name="ce29" table:formula="of:=SUM([.N10:.N12])" office:value-type="float" office:value="0" calcext:value-type="float">
            <text:p>0</text:p>
          </table:table-cell>
          <table:table-cell table:style-name="ce29" table:formula="of:=SUM([.O10:.O12])" office:value-type="float" office:value="0" calcext:value-type="float">
            <text:p>0</text:p>
          </table:table-cell>
          <table:table-cell table:style-name="ce29" table:formula="of:=SUM([.P10:.P12])" office:value-type="float" office:value="2" calcext:value-type="float">
            <text:p>2</text:p>
          </table:table-cell>
          <table:table-cell table:style-name="ce29" table:formula="of:=SUM([.Q10:.Q12])" office:value-type="float" office:value="1" calcext:value-type="float">
            <text:p>1</text:p>
          </table:table-cell>
          <table:table-cell table:style-name="ce29" table:formula="of:=SUM([.R10:.R12])" office:value-type="float" office:value="0" calcext:value-type="float">
            <text:p>0</text:p>
          </table:table-cell>
          <table:table-cell table:style-name="ce29" table:formula="of:=SUM([.S10:.S12])" office:value-type="float" office:value="75" calcext:value-type="float">
            <text:p>75</text:p>
          </table:table-cell>
          <table:table-cell table:style-name="ce29" table:formula="of:=SUM([.T10:.T12])" office:value-type="float" office:value="68" calcext:value-type="float">
            <text:p>68</text:p>
          </table:table-cell>
          <table:table-cell table:style-name="ce29" table:formula="of:=SUM([.U10:.U12])" office:value-type="float" office:value="1" calcext:value-type="float">
            <text:p>1</text:p>
          </table:table-cell>
          <table:table-cell table:style-name="ce29" table:formula="of:=SUM([.V10:.V12])" office:value-type="float" office:value="1" calcext:value-type="float">
            <text:p>1</text:p>
          </table:table-cell>
          <table:table-cell table:style-name="ce28" table:formula="of:=SUM([.C13];[.E13];[.G13];[.I13];[.K13];[.M13];[.O13];[.Q13];[.S13];[.U13])" office:value-type="float" office:value="83" calcext:value-type="float">
            <text:p>83</text:p>
          </table:table-cell>
          <table:table-cell table:style-name="ce28" table:formula="of:=SUM([.D13];[.F13];[.H13];[.J13];[.L13];[.N13];[.P13];[.R13];[.T13];[.V13])" office:value-type="float" office:value="75" calcext:value-type="float">
            <text:p>7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Almelo (Stad)</text:p>
          </table:table-cell>
          <table:table-cell/>
          <table:table-cell table:style-name="ce20"/>
          <table:table-cell table:style-name="ce27" table:number-columns-repeated="15"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33" calcext:value-type="float">
            <text:p>33</text:p>
          </table:table-cell>
          <table:table-cell table:style-name="ce27" table:number-columns-repeated="2"/>
          <table:table-cell table:style-name="ce27" table:formula="of:=SUM([.C14];[.E14];[.G14];[.I14];[.K14];[.M14];[.O14];[.Q14];[.S14];[.U14])" office:value-type="float" office:value="62" calcext:value-type="float">
            <text:p>62</text:p>
          </table:table-cell>
          <table:table-cell table:style-name="ce27" table:formula="of:=SUM([.D14];[.F14];[.H14];[.J14];[.L14];[.N14];[.P14];[.R14];[.T14];[.V14])" office:value-type="float" office:value="33" calcext:value-type="float">
            <text:p>3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Almelo (Ambt)</text:p>
          </table:table-cell>
          <table:table-cell/>
          <table:table-cell table:style-name="ce21"/>
          <table:table-cell table:style-name="ce28" table:number-columns-repeated="15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28" table:number-columns-repeated="2"/>
          <table:table-cell table:style-name="ce28" table:formula="of:=SUM([.C15];[.E15];[.G15];[.I15];[.K15];[.M15];[.O15];[.Q15];[.S15];[.U15])" office:value-type="float" office:value="6" calcext:value-type="float">
            <text:p>6</text:p>
          </table:table-cell>
          <table:table-cell table:style-name="ce28" table:formula="of:=SUM([.D15];[.F15];[.H15];[.J15];[.L15];[.N15];[.P15];[.R15];[.T15];[.V15])" office:value-type="float" office:value="2" calcext:value-type="float">
            <text:p>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Avereest</text:p>
          </table:table-cell>
          <table:table-cell/>
          <table:table-cell table:style-name="ce21"/>
          <table:table-cell table:style-name="ce28" table:number-columns-repeated="13"/>
          <table:table-cell table:number-columns-repeated="2"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16];[.E16];[.G16];[.I16];[.K16];[.M16];[.O16];[.Q16];[.S16];[.U16])" office:value-type="float" office:value="5" calcext:value-type="float">
            <text:p>5</text:p>
          </table:table-cell>
          <table:table-cell table:style-name="ce28" table:formula="of:=SUM([.D16];[.F16];[.H16];[.J16];[.L16];[.N16];[.P16];[.R16];[.T16];[.V16])" office:value-type="float" office:value="4" calcext:value-type="float">
            <text:p>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Bathm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17];[.E17];[.G17];[.I17];[.K17];[.M17];[.O17];[.Q17];[.S17];[.U17])" office:value-type="float" office:value="1" calcext:value-type="float">
            <text:p>1</text:p>
          </table:table-cell>
          <table:table-cell table:style-name="ce28" table:formula="of:=SUM([.D17];[.F17];[.H17];[.J17];[.L17];[.N17];[.P17];[.R17];[.T17];[.V17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Blokzijl</text:p>
          </table:table-cell>
          <table:table-cell/>
          <table:table-cell table:style-name="ce21"/>
          <table:table-cell table:style-name="ce28" table:number-columns-repeated="15"/>
          <table:table-cell table:number-columns-repeated="2" table:style-name="ce28" office:value-type="float" office:value="12" calcext:value-type="float">
            <text:p>12</text:p>
          </table:table-cell>
          <table:table-cell table:style-name="ce28" table:number-columns-repeated="2"/>
          <table:table-cell table:style-name="ce28" table:formula="of:=SUM([.C18];[.E18];[.G18];[.I18];[.K18];[.M18];[.O18];[.Q18];[.S18];[.U18])" office:value-type="float" office:value="12" calcext:value-type="float">
            <text:p>12</text:p>
          </table:table-cell>
          <table:table-cell table:style-name="ce28" table:formula="of:=SUM([.D18];[.F18];[.H18];[.J18];[.L18];[.N18];[.P18];[.R18];[.T18];[.V18])" office:value-type="float" office:value="12" calcext:value-type="float">
            <text:p>1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Borne</text:p>
          </table:table-cell>
          <table:table-cell/>
          <table:table-cell table:style-name="ce21"/>
          <table:table-cell table:style-name="ce28" table:number-columns-repeated="17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C19];[.E19];[.G19];[.I19];[.K19];[.M19];[.O19];[.Q19];[.S19];[.U19])" office:value-type="float" office:value="5" calcext:value-type="float">
            <text:p>5</text:p>
          </table:table-cell>
          <table:table-cell table:style-name="ce28" table:formula="of:=SUM([.D19];[.F19];[.H19];[.J19];[.L19];[.N19];[.P19];[.R19];[.T19];[.V19])" office:value-type="float" office:value="3" calcext:value-type="float">
            <text:p>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Delden (Stad)</text:p>
          </table:table-cell>
          <table:table-cell/>
          <table:table-cell table:style-name="ce21"/>
          <table:table-cell table:style-name="ce28" table:number-columns-repeated="15"/>
          <table:table-cell table:number-columns-repeated="2"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C20];[.E20];[.G20];[.I20];[.K20];[.M20];[.O20];[.Q20];[.S20];[.U20])" office:value-type="float" office:value="3" calcext:value-type="float">
            <text:p>3</text:p>
          </table:table-cell>
          <table:table-cell table:style-name="ce28" table:formula="of:=SUM([.D20];[.F20];[.H20];[.J20];[.L20];[.N20];[.P20];[.R20];[.T20];[.V20])" office:value-type="float" office:value="3" calcext:value-type="float">
            <text:p>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Diepenve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C21];[.E21];[.G21];[.I21];[.K21];[.M21];[.O21];[.Q21];[.S21];[.U21])" office:value-type="float" office:value="1" calcext:value-type="float">
            <text:p>1</text:p>
          </table:table-cell>
          <table:table-cell table:style-name="ce28" table:formula="of:=SUM([.D21];[.F21];[.H21];[.J21];[.L21];[.N21];[.P21];[.R21];[.T21];[.V21])" office:value-type="float" office:value="3" calcext:value-type="float">
            <text:p>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Enschede</text:p>
          </table:table-cell>
          <table:table-cell/>
          <table:table-cell table:style-name="ce21"/>
          <table:table-cell table:style-name="ce28" office:value-type="float" office:value="1" calcext:value-type="float">
            <text:p>1</text:p>
          </table:table-cell>
          <table:table-cell table:style-name="ce28" table:number-columns-repeated="14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22];[.E22];[.G22];[.I22];[.K22];[.M22];[.O22];[.Q22];[.S22];[.U22])" office:value-type="float" office:value="12" calcext:value-type="float">
            <text:p>12</text:p>
          </table:table-cell>
          <table:table-cell table:style-name="ce28" table:formula="of:=SUM([.D22];[.F22];[.H22];[.J22];[.L22];[.N22];[.P22];[.R22];[.T22];[.V22])" office:value-type="float" office:value="8" calcext:value-type="float">
            <text:p>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Giethoorn</text:p>
          </table:table-cell>
          <table:table-cell/>
          <table:table-cell table:style-name="ce21"/>
          <table:table-cell table:style-name="ce28" table:number-columns-repeated="3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23];[.E23];[.G23];[.I23];[.K23];[.M23];[.O23];[.Q23];[.S23];[.U23])" office:value-type="float" office:value="2" calcext:value-type="float">
            <text:p>2</text:p>
          </table:table-cell>
          <table:table-cell table:style-name="ce28" table:formula="of:=SUM([.D23];[.F23];[.H23];[.J23];[.L23];[.N23];[.P23];[.R23];[.T23];[.V23])" office:value-type="float" office:value="1" calcext:value-type="float">
            <text:p>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Goor</text:p>
          </table:table-cell>
          <table:table-cell/>
          <table:table-cell table:style-name="ce21"/>
          <table:table-cell table:style-name="ce28" table:number-columns-repeated="15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24];[.E24];[.G24];[.I24];[.K24];[.M24];[.O24];[.Q24];[.S24];[.U24])" office:value-type="float" office:value="1" calcext:value-type="float">
            <text:p>1</text:p>
          </table:table-cell>
          <table:table-cell table:style-name="ce28" table:formula="of:=SUM([.D24];[.F24];[.H24];[.J24];[.L24];[.N24];[.P24];[.R24];[.T24];[.V24])" office:value-type="float" office:value="1" calcext:value-type="float">
            <text:p>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Gramsberg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25];[.E25];[.G25];[.I25];[.K25];[.M25];[.O25];[.Q25];[.S25];[.U25])" office:value-type="float" office:value="1" calcext:value-type="float">
            <text:p>1</text:p>
          </table:table-cell>
          <table:table-cell table:style-name="ce28" table:formula="of:=SUM([.D25];[.F25];[.H25];[.J25];[.L25];[.N25];[.P25];[.R25];[.T25];[.V25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Haaksberg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table:formula="of:=SUM([.C26];[.E26];[.G26];[.I26];[.K26];[.M26];[.O26];[.Q26];[.S26];[.U26])" office:value-type="float" office:value="1" calcext:value-type="float">
            <text:p>1</text:p>
          </table:table-cell>
          <table:table-cell table:style-name="ce28" table:formula="of:=SUM([.D26];[.F26];[.H26];[.J26];[.L26];[.N26];[.P26];[.R26];[.T26];[.V26])" office:value-type="float" office:value="2" calcext:value-type="float">
            <text:p>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Ham (den)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27];[.E27];[.G27];[.I27];[.K27];[.M27];[.O27];[.Q27];[.S27];[.U27])" office:value-type="float" office:value="1" calcext:value-type="float">
            <text:p>1</text:p>
          </table:table-cell>
          <table:table-cell table:style-name="ce28" table:formula="of:=SUM([.D27];[.F27];[.H27];[.J27];[.L27];[.N27];[.P27];[.R27];[.T27];[.V27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Heino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table:formula="of:=SUM([.C28];[.E28];[.G28];[.I28];[.K28];[.M28];[.O28];[.Q28];[.S28];[.U28])" office:value-type="float" office:value="2" calcext:value-type="float">
            <text:p>2</text:p>
          </table:table-cell>
          <table:table-cell table:style-name="ce28" table:formula="of:=SUM([.D28];[.F28];[.H28];[.J28];[.L28];[.N28];[.P28];[.R28];[.T28];[.V28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Hellendoor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2"/>
          <table:table-cell table:style-name="ce28" table:formula="of:=SUM([.C29];[.E29];[.G29];[.I29];[.K29];[.M29];[.O29];[.Q29];[.S29];[.U29])" office:value-type="float" office:value="3" calcext:value-type="float">
            <text:p>3</text:p>
          </table:table-cell>
          <table:table-cell table:style-name="ce28" table:formula="of:=SUM([.D29];[.F29];[.H29];[.J29];[.L29];[.N29];[.P29];[.R29];[.T29];[.V29])" office:value-type="float" office:value="5" calcext:value-type="float">
            <text:p>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Hengelo</text:p>
          </table:table-cell>
          <table:table-cell/>
          <table:table-cell table:style-name="ce21"/>
          <table:table-cell table:style-name="ce28" table:number-columns-repeated="5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6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30];[.E30];[.G30];[.I30];[.K30];[.M30];[.O30];[.Q30];[.S30];[.U30])" office:value-type="float" office:value="11" calcext:value-type="float">
            <text:p>11</text:p>
          </table:table-cell>
          <table:table-cell table:style-name="ce28" table:formula="of:=SUM([.D30];[.F30];[.H30];[.J30];[.L30];[.N30];[.P30];[.R30];[.T30];[.V30])" office:value-type="float" office:value="8" calcext:value-type="float">
            <text:p>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Lonneker</text:p>
          </table:table-cell>
          <table:table-cell/>
          <table:table-cell table:style-name="ce21"/>
          <table:table-cell table:style-name="ce28" table:number-columns-repeated="9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number-columns-repeated="2"/>
          <table:table-cell table:style-name="ce28" table:formula="of:=SUM([.C31];[.E31];[.G31];[.I31];[.K31];[.M31];[.O31];[.Q31];[.S31];[.U31])" office:value-type="float" office:value="8" calcext:value-type="float">
            <text:p>8</text:p>
          </table:table-cell>
          <table:table-cell table:style-name="ce28" table:formula="of:=SUM([.D31];[.F31];[.H31];[.J31];[.L31];[.N31];[.P31];[.R31];[.T31];[.V31])" office:value-type="float" office:value="9" calcext:value-type="float">
            <text:p>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Oldenzaal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32];[.E32];[.G32];[.I32];[.K32];[.M32];[.O32];[.Q32];[.S32];[.U32])" office:value-type="float" office:value="1" calcext:value-type="float">
            <text:p>1</text:p>
          </table:table-cell>
          <table:table-cell table:style-name="ce28" table:formula="of:=SUM([.D32];[.F32];[.H32];[.J32];[.L32];[.N32];[.P32];[.R32];[.T32];[.V32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Ommen (Stad)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2"/>
          <table:table-cell table:style-name="ce28" table:formula="of:=SUM([.C33];[.E33];[.G33];[.I33];[.K33];[.M33];[.O33];[.Q33];[.S33];[.U33])" office:value-type="float" office:value="14" calcext:value-type="float">
            <text:p>14</text:p>
          </table:table-cell>
          <table:table-cell table:style-name="ce28" table:formula="of:=SUM([.D33];[.F33];[.H33];[.J33];[.L33];[.N33];[.P33];[.R33];[.T33];[.V33])" office:value-type="float" office:value="10" calcext:value-type="float">
            <text:p>1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Raalte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34];[.E34];[.G34];[.I34];[.K34];[.M34];[.O34];[.Q34];[.S34];[.U34])" office:value-type="float" office:value="1" calcext:value-type="float">
            <text:p>1</text:p>
          </table:table-cell>
          <table:table-cell table:style-name="ce28" table:formula="of:=SUM([.D34];[.F34];[.H34];[.J34];[.L34];[.N34];[.P34];[.R34];[.T34];[.V34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Rijss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35];[.E35];[.G35];[.I35];[.K35];[.M35];[.O35];[.Q35];[.S35];[.U35])" office:value-type="float" office:value="1" calcext:value-type="float">
            <text:p>1</text:p>
          </table:table-cell>
          <table:table-cell table:style-name="ce28" table:formula="of:=SUM([.D35];[.F35];[.H35];[.J35];[.L35];[.N35];[.P35];[.R35];[.T35];[.V35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Staphorst</text:p>
          </table:table-cell>
          <table:table-cell/>
          <table:table-cell table:style-name="ce21"/>
          <table:table-cell table:style-name="ce28" table:number-columns-repeated="15"/>
          <table:table-cell table:number-columns-repeated="2" table:style-name="ce28" office:value-type="float" office:value="5" calcext:value-type="float">
            <text:p>5</text:p>
          </table:table-cell>
          <table:table-cell table:style-name="ce28" table:number-columns-repeated="2"/>
          <table:table-cell table:style-name="ce28" table:formula="of:=SUM([.C36];[.E36];[.G36];[.I36];[.K36];[.M36];[.O36];[.Q36];[.S36];[.U36])" office:value-type="float" office:value="5" calcext:value-type="float">
            <text:p>5</text:p>
          </table:table-cell>
          <table:table-cell table:style-name="ce28" table:formula="of:=SUM([.D36];[.F36];[.H36];[.J36];[.L36];[.N36];[.P36];[.R36];[.T36];[.V36])" office:value-type="float" office:value="5" calcext:value-type="float">
            <text:p>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Steenwijkerwold</text:p>
          </table:table-cell>
          <table:table-cell/>
          <table:table-cell table:style-name="ce21"/>
          <table:table-cell table:style-name="ce28" table:number-columns-repeated="5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number-columns-repeated="8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number-columns-repeated="2"/>
          <table:table-cell table:style-name="ce28" table:formula="of:=SUM([.C37];[.E37];[.G37];[.I37];[.K37];[.M37];[.O37];[.Q37];[.S37];[.U37])" office:value-type="float" office:value="37" calcext:value-type="float">
            <text:p>37</text:p>
          </table:table-cell>
          <table:table-cell table:style-name="ce28" table:formula="of:=SUM([.D37];[.F37];[.H37];[.J37];[.L37];[.N37];[.P37];[.R37];[.T37];[.V37])" office:value-type="float" office:value="30" calcext:value-type="float">
            <text:p>3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Tubberg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table:formula="of:=SUM([.C38];[.E38];[.G38];[.I38];[.K38];[.M38];[.O38];[.Q38];[.S38];[.U38])" office:value-type="float" office:value="2" calcext:value-type="float">
            <text:p>2</text:p>
          </table:table-cell>
          <table:table-cell table:style-name="ce28" table:formula="of:=SUM([.D38];[.F38];[.H38];[.J38];[.L38];[.N38];[.P38];[.R38];[.T38];[.V38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Vollenhove (Stad)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39];[.E39];[.G39];[.I39];[.K39];[.M39];[.O39];[.Q39];[.S39];[.U39])" office:value-type="float" office:value="1" calcext:value-type="float">
            <text:p>1</text:p>
          </table:table-cell>
          <table:table-cell table:style-name="ce28" table:formula="of:=SUM([.D39];[.F39];[.H39];[.J39];[.L39];[.N39];[.P39];[.R39];[.T39];[.V39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Vollenhove (Ambt)</text:p>
          </table:table-cell>
          <table:table-cell/>
          <table:table-cell table:style-name="ce21"/>
          <table:table-cell table:style-name="ce28" table:number-columns-repeated="16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40];[.E40];[.G40];[.I40];[.K40];[.M40];[.O40];[.Q40];[.S40];[.U40])" office:value-type="float" office:value="0" calcext:value-type="float">
            <text:p>0</text:p>
          </table:table-cell>
          <table:table-cell table:style-name="ce28" table:formula="of:=SUM([.D40];[.F40];[.H40];[.J40];[.L40];[.N40];[.P40];[.R40];[.T40];[.V40])" office:value-type="float" office:value="1" calcext:value-type="float">
            <text:p>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Vriezenveen</text:p>
          </table:table-cell>
          <table:table-cell/>
          <table:table-cell table:style-name="ce21"/>
          <table:table-cell table:style-name="ce28" table:number-columns-repeated="16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41];[.E41];[.G41];[.I41];[.K41];[.M41];[.O41];[.Q41];[.S41];[.U41])" office:value-type="float" office:value="0" calcext:value-type="float">
            <text:p>0</text:p>
          </table:table-cell>
          <table:table-cell table:style-name="ce28" table:formula="of:=SUM([.D41];[.F41];[.H41];[.J41];[.L41];[.N41];[.P41];[.R41];[.T41];[.V41])" office:value-type="float" office:value="1" calcext:value-type="float">
            <text:p>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Wanneperve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C42];[.E42];[.G42];[.I42];[.K42];[.M42];[.O42];[.Q42];[.S42];[.U42])" office:value-type="float" office:value="2" calcext:value-type="float">
            <text:p>2</text:p>
          </table:table-cell>
          <table:table-cell table:style-name="ce28" table:formula="of:=SUM([.D42];[.F42];[.H42];[.J42];[.L42];[.N42];[.P42];[.R42];[.T42];[.V42])" office:value-type="float" office:value="3" calcext:value-type="float">
            <text:p>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Wierden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8" table:formula="of:=SUM([.C43];[.E43];[.G43];[.I43];[.K43];[.M43];[.O43];[.Q43];[.S43];[.U43])" office:value-type="float" office:value="2" calcext:value-type="float">
            <text:p>2</text:p>
          </table:table-cell>
          <table:table-cell table:style-name="ce28" table:formula="of:=SUM([.D43];[.F43];[.H43];[.J43];[.L43];[.N43];[.P43];[.R43];[.T43];[.V43])" office:value-type="float" office:value="4" calcext:value-type="float">
            <text:p>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Wijhe</text:p>
          </table:table-cell>
          <table:table-cell/>
          <table:table-cell table:style-name="ce21"/>
          <table:table-cell table:style-name="ce28" table:number-columns-repeated="16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44];[.E44];[.G44];[.I44];[.K44];[.M44];[.O44];[.Q44];[.S44];[.U44])" office:value-type="float" office:value="0" calcext:value-type="float">
            <text:p>0</text:p>
          </table:table-cell>
          <table:table-cell table:style-name="ce28" table:formula="of:=SUM([.D44];[.F44];[.H44];[.J44];[.L44];[.N44];[.P44];[.R44];[.T44];[.V44])" office:value-type="float" office:value="1" calcext:value-type="float">
            <text:p>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2">
          <table:table-cell table:style-name="ce11" office:value-type="string" calcext:value-type="string">
            <text:p>Zwartsluis</text:p>
          </table:table-cell>
          <table:table-cell/>
          <table:table-cell table:style-name="ce21"/>
          <table:table-cell table:style-name="ce28" table:number-columns-repeated="15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formula="of:=SUM([.C45];[.E45];[.G45];[.I45];[.K45];[.M45];[.O45];[.Q45];[.S45];[.U45])" office:value-type="float" office:value="7" calcext:value-type="float">
            <text:p>7</text:p>
          </table:table-cell>
          <table:table-cell table:style-name="ce28" table:formula="of:=SUM([.D45];[.F45];[.H45];[.J45];[.L45];[.N45];[.P45];[.R45];[.T45];[.V45])" office:value-type="float" office:value="5" calcext:value-type="float">
            <text:p>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11" office:value-type="string" calcext:value-type="string">
            <text:p>Zwollerkerspel</text:p>
          </table:table-cell>
          <table:table-cell/>
          <table:table-cell table:style-name="ce21"/>
          <table:table-cell table:style-name="ce28" table:number-columns-repeated="15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46];[.E46];[.G46];[.I46];[.K46];[.M46];[.O46];[.Q46];[.S46];[.U46])" office:value-type="float" office:value="1" calcext:value-type="float">
            <text:p>1</text:p>
          </table:table-cell>
          <table:table-cell table:style-name="ce28" table:formula="of:=SUM([.D46];[.F46];[.H46];[.J46];[.L46];[.N46];[.P46];[.R46];[.T46];[.V46])" office:value-type="float" office:value="1" calcext:value-type="float">
            <text:p>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12" office:value-type="string" calcext:value-type="string">
            <text:p>Totaal der overige gemeenten</text:p>
          </table:table-cell>
          <table:table-cell/>
          <table:table-cell table:style-name="ce2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55" calcext:value-type="float">
            <text:p>15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8" calcext:value-type="float">
            <text:p>108</text:p>
          </table:table-cell>
          <table:table-cell table:style-name="ce45"/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8</text:p>
          </table:table-cell>
          <table:table-cell table:number-columns-repeated="994"/>
        </table:table-row>
        <table:table-row table:style-name="ro1">
          <table:table-cell table:style-name="ce13" office:value-type="string" calcext:value-type="string">
            <text:p>Totaal der Provincie</text:p>
          </table:table-cell>
          <table:table-cell/>
          <table:table-cell table:style-name="ce23" table:formula="of:=SUM([.C13:.C47])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formula="of:=SUM([.E13:.E47])" office:value-type="float" office:value="1" calcext:value-type="float">
            <text:p>1</text:p>
          </table:table-cell>
          <table:table-cell table:style-name="ce30" table:formula="of:=SUM([.F13:.F47])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formula="of:=SUM([.O13:.O47])" office:value-type="float" office:value="0" calcext:value-type="float">
            <text:p>0</text:p>
          </table:table-cell>
          <table:table-cell table:style-name="ce30" table:formula="of:=SUM([.P13:.P47]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30" calcext:value-type="float">
            <text:p>230</text:p>
          </table:table-cell>
          <table:table-cell table:style-name="ce44" office:value-type="string" calcext:value-type="string">
            <text:p>VT</text:p>
          </table:table-cell>
          <table:table-cell table:style-name="ce46" office:value-type="string" calcext:value-type="string">
            <text:p>1879_02_H5</text:p>
          </table:table-cell>
          <table:table-cell table:style-name="ce46" office:value-type="float" office:value="108" calcext:value-type="float">
            <text:p>108</text:p>
          </table:table-cell>
          <table:table-cell table:style-name="ce46"/>
          <table:table-cell table:style-name="ce46" office:value-type="string" calcext:value-type="string">
            <text:p>Overijssel</text:p>
          </table:table-cell>
          <table:table-cell table:style-name="ce52" office:value-type="string" calcext:value-type="string">
            <text:p>34_0308</text:p>
          </table:table-cell>
          <table:table-cell table:number-columns-repeated="99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ijssel1" table:style-name="ta2">
        <table:table-column table:style-name="co8" table:default-cell-style-name="ce2"/>
        <table:table-column table:style-name="co9" table:default-cell-style-name="ce2"/>
        <table:table-column table:style-name="co3" table:number-columns-repeated="27" table:default-cell-style-name="Default"/>
        <table:table-column table:style-name="co10" table:default-cell-style-name="ce2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Indeeling der werkelijke bevolking naar de kerkgenootschappen. Vierde gedeelte, provincie Overijssel</text:p>
          </table:table-cell>
          <table:covered-table-cell table:number-columns-repeated="32" table:style-name="ce14"/>
          <table:covered-table-cell table:style-name="ce5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1" table:number-rows-spanned="6">
            <text:p>Gemeenten</text:p>
          </table:table-cell>
          <table:table-cell table:style-name="ce17"/>
          <table:table-cell table:style-name="ce16" office:value-type="string" calcext:value-type="string" table:number-columns-spanned="2" table:number-rows-spanned="5">
            <text:p>Nederduitsche Hervormd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Waalsche Hervormd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Remonstrant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Christelijk Gereformeerd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Doopsgezind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Evangelisch Luthersch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Hersteld Luthersch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Roomsch-Catholiek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Oud-Roomsch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Nederduitsche Israëliet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Portugesche Israëlieten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Tot een ander of tot geen kerkgenootschap behoorende, of onbekend</text:p>
          </table:table-cell>
          <table:covered-table-cell table:style-name="ce24"/>
          <table:table-cell table:style-name="ce16" office:value-type="string" calcext:value-type="string" table:number-columns-spanned="2" table:number-rows-spanned="5">
            <text:p>Totaal der werkelijke bevolking</text:p>
          </table:table-cell>
          <table:covered-table-cell table:style-name="ce24"/>
          <table:table-cell table:style-name="ce57" office:value-type="string" calcext:value-type="string" table:number-columns-spanned="1" table:number-rows-spanned="6">
            <text:p>Telling</text:p>
          </table:table-cell>
          <table:table-cell table:style-name="ce57" office:value-type="string" calcext:value-type="string" table:number-columns-spanned="1" table:number-rows-spanned="6">
            <text:p>Tabel</text:p>
          </table:table-cell>
          <table:table-cell table:style-name="ce57" office:value-type="string" calcext:value-type="string" table:number-columns-spanned="1" table:number-rows-spanned="6">
            <text:p>Pagina links</text:p>
          </table:table-cell>
          <table:table-cell table:style-name="ce58" office:value-type="string" calcext:value-type="string" table:number-columns-spanned="1" table:number-rows-spanned="6">
            <text:p>Pagina rechts</text:p>
          </table:table-cell>
          <table:table-cell table:style-name="ce57" office:value-type="string" calcext:value-type="string" table:number-columns-spanned="1" table:number-rows-spanned="6">
            <text:p>Provincie</text:p>
          </table:table-cell>
          <table:table-cell table:style-name="ce57" office:value-type="string" calcext:value-type="string" table:number-columns-spanned="1" table:number-rows-spanned="6">
            <text:p>Image nr</text:p>
          </table:table-cell>
          <table:table-cell table:number-columns-repeated="990"/>
        </table:table-row>
        <table:table-row table:style-name="ro2">
          <table:covered-table-cell table:style-name="ce7"/>
          <table:table-cell table:style-name="ce21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0"/>
        </table:table-row>
        <table:table-row table:style-name="ro2">
          <table:covered-table-cell table:style-name="ce7"/>
          <table:table-cell table:style-name="ce21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0"/>
        </table:table-row>
        <table:table-row table:style-name="ro2">
          <table:covered-table-cell table:style-name="ce7"/>
          <table:table-cell table:style-name="ce21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0"/>
        </table:table-row>
        <table:table-row table:style-name="ro1">
          <table:covered-table-cell table:style-name="ce7"/>
          <table:table-cell table:style-name="ce21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0"/>
        </table:table-row>
        <table:table-row table:style-name="ro1">
          <table:covered-table-cell table:style-name="ce8"/>
          <table:table-cell table:style-name="ce21"/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table-cell table:style-name="ce3" office:value-type="string" calcext:value-type="string">
            <text:p>M.</text:p>
          </table:table-cell>
          <table:table-cell table:style-name="ce3" office:value-type="string" calcext:value-type="string">
            <text:p>V.</text:p>
          </table:table-cell>
          <table:covered-table-cell table:number-columns-repeated="3" table:style-name="ce41"/>
          <table:covered-table-cell table:style-name="ce48"/>
          <table:covered-table-cell table:number-columns-repeated="2" table:style-name="ce41"/>
          <table:table-cell table:number-columns-repeated="990"/>
        </table:table-row>
        <table:table-row table:style-name="ro1">
          <table:table-cell table:number-columns-repeated="28"/>
          <table:table-cell table:style-name="ce22" office:value-type="string" calcext:value-type="string">
            <text:p>VT</text:p>
          </table:table-cell>
          <table:table-cell table:style-name="ce29" office:value-type="string" calcext:value-type="string">
            <text:p>1879_02_H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string" calcext:value-type="string">
            <text:p>Overijssel</text:p>
          </table:table-cell>
          <table:table-cell table:style-name="ce50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6" office:value-type="string" calcext:value-type="string">
            <text:p>Deventer</text:p>
          </table:table-cell>
          <table:table-cell/>
          <table:table-cell table:style-name="ce20" office:value-type="float" office:value="6594" calcext:value-type="float">
            <text:p>6594</text:p>
          </table:table-cell>
          <table:table-cell table:style-name="ce27" office:value-type="float" office:value="6826" calcext:value-type="float">
            <text:p>682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09" calcext:value-type="float">
            <text:p>209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2154" calcext:value-type="float">
            <text:p>2154</text:p>
          </table:table-cell>
          <table:table-cell table:style-name="ce27" office:value-type="float" office:value="2173" calcext:value-type="float">
            <text:p>217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02" calcext:value-type="float">
            <text:p>20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table:number-columns-repeated="2"/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SUM([.C10];[.E10];[.G10];[.I10];[.K10];[.M10];[.O10];[.Q10];[.S10];[.U10];[.W10];[.Y10])" office:value-type="float" office:value="9459" calcext:value-type="float">
            <text:p>9459</text:p>
          </table:table-cell>
          <table:table-cell table:style-name="ce27" table:formula="of:=SUM([.D10];[.F10];[.H10];[.J10];[.L10];[.N10];[.P10];[.R10];[.T10];[.V10];[.X10];[.Z10])" office:value-type="float" office:value="9703" calcext:value-type="float">
            <text:p>970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ampen</text:p>
          </table:table-cell>
          <table:table-cell/>
          <table:table-cell table:style-name="ce21" office:value-type="float" office:value="6143" calcext:value-type="float">
            <text:p>6143</text:p>
          </table:table-cell>
          <table:table-cell table:style-name="ce28" office:value-type="float" office:value="5894" calcext:value-type="float">
            <text:p>589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34" calcext:value-type="float">
            <text:p>1334</text:p>
          </table:table-cell>
          <table:table-cell table:style-name="ce28" office:value-type="float" office:value="1285" calcext:value-type="float">
            <text:p>1285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table:number-columns-repeated="2"/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1" calcext:value-type="float">
            <text:p>31</text:p>
          </table:table-cell>
          <table:table-cell table:style-name="ce28" table:formula="of:=SUM([.C11];[.E11];[.G11];[.I11];[.K11];[.M11];[.O11];[.Q11];[.S11];[.U11];[.W11];[.Y11])" office:value-type="float" office:value="8920" calcext:value-type="float">
            <text:p>8920</text:p>
          </table:table-cell>
          <table:table-cell table:style-name="ce28" table:formula="of:=SUM([.D11];[.F11];[.H11];[.J11];[.L11];[.N11];[.P11];[.R11];[.T11];[.V11];[.X11];[.Z11])" office:value-type="float" office:value="8524" calcext:value-type="float">
            <text:p>852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Zwolle</text:p>
          </table:table-cell>
          <table:table-cell/>
          <table:table-cell table:style-name="ce55" office:value-type="float" office:value="6874" calcext:value-type="float">
            <text:p>6874</text:p>
          </table:table-cell>
          <table:table-cell table:style-name="ce56" office:value-type="float" office:value="7430" calcext:value-type="float">
            <text:p>7430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float" office:value="423" calcext:value-type="float">
            <text:p>423</text:p>
          </table:table-cell>
          <table:table-cell table:style-name="ce56" office:value-type="float" office:value="129" calcext:value-type="float">
            <text:p>129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office:value-type="float" office:value="219" calcext:value-type="float">
            <text:p>219</text:p>
          </table:table-cell>
          <table:table-cell table:style-name="ce56" office:value-type="float" office:value="211" calcext:value-type="float">
            <text:p>211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2966" calcext:value-type="float">
            <text:p>2966</text:p>
          </table:table-cell>
          <table:table-cell table:style-name="ce56" office:value-type="float" office:value="3157" calcext:value-type="float">
            <text:p>3157</text:p>
          </table:table-cell>
          <table:table-cell table:style-name="ce56" table:number-columns-repeated="2"/>
          <table:table-cell table:style-name="ce56" office:value-type="float" office:value="313" calcext:value-type="float">
            <text:p>313</text:p>
          </table:table-cell>
          <table:table-cell table:style-name="ce56" office:value-type="float" office:value="287" calcext:value-type="float">
            <text:p>287</text:p>
          </table:table-cell>
          <table:table-cell table:style-name="ce56" table:number-columns-repeated="2"/>
          <table:table-cell table:number-columns-repeated="2" table:style-name="ce56" office:value-type="float" office:value="28" calcext:value-type="float">
            <text:p>28</text:p>
          </table:table-cell>
          <table:table-cell table:style-name="ce56" table:formula="of:=SUM([.C12];[.E12];[.G12];[.I12];[.K12];[.M12];[.O12];[.Q12];[.S12];[.U12];[.W12];[.Y12])" office:value-type="float" office:value="10963" calcext:value-type="float">
            <text:p>10963</text:p>
          </table:table-cell>
          <table:table-cell table:style-name="ce56" table:formula="of:=SUM([.D12];[.F12];[.H12];[.J12];[.L12];[.N12];[.P12];[.R12];[.T12];[.V12];[.X12];[.Z12])" office:value-type="float" office:value="11796" calcext:value-type="float">
            <text:p>1179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/>
          <table:table-cell table:style-name="ce23" table:formula="of:=SUM([.C10:.C12])" office:value-type="float" office:value="19611" calcext:value-type="float">
            <text:p>19611</text:p>
          </table:table-cell>
          <table:table-cell table:style-name="ce30" table:formula="of:=SUM([.D10:.D12])" office:value-type="float" office:value="20150" calcext:value-type="float">
            <text:p>20150</text:p>
          </table:table-cell>
          <table:table-cell table:style-name="ce30" table:formula="of:=SUM([.E10:.E12])" office:value-type="float" office:value="63" calcext:value-type="float">
            <text:p>63</text:p>
          </table:table-cell>
          <table:table-cell table:style-name="ce30" table:formula="of:=SUM([.F10:.F12])" office:value-type="float" office:value="45" calcext:value-type="float">
            <text:p>45</text:p>
          </table:table-cell>
          <table:table-cell table:style-name="ce30" table:formula="of:=SUM([.G10:.G12])" office:value-type="float" office:value="19" calcext:value-type="float">
            <text:p>19</text:p>
          </table:table-cell>
          <table:table-cell table:style-name="ce30" table:formula="of:=SUM([.H10:.H12])" office:value-type="float" office:value="23" calcext:value-type="float">
            <text:p>23</text:p>
          </table:table-cell>
          <table:table-cell table:style-name="ce30" table:formula="of:=SUM([.I10:.I12])" office:value-type="float" office:value="1310" calcext:value-type="float">
            <text:p>1310</text:p>
          </table:table-cell>
          <table:table-cell table:style-name="ce30" table:formula="of:=SUM([.J10:.J12])" office:value-type="float" office:value="1432" calcext:value-type="float">
            <text:p>1432</text:p>
          </table:table-cell>
          <table:table-cell table:style-name="ce30" table:formula="of:=SUM([.K10:.K12])" office:value-type="float" office:value="382" calcext:value-type="float">
            <text:p>382</text:p>
          </table:table-cell>
          <table:table-cell table:style-name="ce30" table:formula="of:=SUM([.L10:.L12])" office:value-type="float" office:value="404" calcext:value-type="float">
            <text:p>404</text:p>
          </table:table-cell>
          <table:table-cell table:style-name="ce30" table:formula="of:=SUM([.M10:.M12])" office:value-type="float" office:value="639" calcext:value-type="float">
            <text:p>639</text:p>
          </table:table-cell>
          <table:table-cell table:style-name="ce30" table:formula="of:=SUM([.N10:.N12])" office:value-type="float" office:value="572" calcext:value-type="float">
            <text:p>572</text:p>
          </table:table-cell>
          <table:table-cell table:style-name="ce30" table:formula="of:=SUM([.O10:.O12])" office:value-type="float" office:value="49" calcext:value-type="float">
            <text:p>49</text:p>
          </table:table-cell>
          <table:table-cell table:style-name="ce30" table:formula="of:=SUM([.P10:.P12])" office:value-type="float" office:value="59" calcext:value-type="float">
            <text:p>59</text:p>
          </table:table-cell>
          <table:table-cell table:style-name="ce30" table:formula="of:=SUM([.Q10:.Q12])" office:value-type="float" office:value="6454" calcext:value-type="float">
            <text:p>6454</text:p>
          </table:table-cell>
          <table:table-cell table:style-name="ce30" table:formula="of:=SUM([.R10:.R12])" office:value-type="float" office:value="6615" calcext:value-type="float">
            <text:p>6615</text:p>
          </table:table-cell>
          <table:table-cell table:style-name="ce30" table:formula="of:=SUM([.S10:.S12])" office:value-type="float" office:value="2" calcext:value-type="float">
            <text:p>2</text:p>
          </table:table-cell>
          <table:table-cell table:style-name="ce30" table:formula="of:=SUM([.T10:.T12])" office:value-type="float" office:value="5" calcext:value-type="float">
            <text:p>5</text:p>
          </table:table-cell>
          <table:table-cell table:style-name="ce30" table:formula="of:=SUM([.U10:.U12])" office:value-type="float" office:value="730" calcext:value-type="float">
            <text:p>730</text:p>
          </table:table-cell>
          <table:table-cell table:style-name="ce30" table:formula="of:=SUM([.V10:.V12])" office:value-type="float" office:value="643" calcext:value-type="float">
            <text:p>643</text:p>
          </table:table-cell>
          <table:table-cell table:style-name="ce30" table:formula="of:=SUM([.W10:.W12])" office:value-type="float" office:value="0" calcext:value-type="float">
            <text:p>0</text:p>
          </table:table-cell>
          <table:table-cell table:style-name="ce30" table:formula="of:=SUM([.X10:.X12])" office:value-type="float" office:value="0" calcext:value-type="float">
            <text:p>0</text:p>
          </table:table-cell>
          <table:table-cell table:style-name="ce30" table:formula="of:=SUM([.Y10:.Y12])" office:value-type="float" office:value="83" calcext:value-type="float">
            <text:p>83</text:p>
          </table:table-cell>
          <table:table-cell table:style-name="ce30" table:formula="of:=SUM([.Z10:.Z12])" office:value-type="float" office:value="75" calcext:value-type="float">
            <text:p>75</text:p>
          </table:table-cell>
          <table:table-cell table:style-name="ce30" table:formula="of:=SUM([.AA10:.AA12])" office:value-type="float" office:value="29342" calcext:value-type="float">
            <text:p>29342</text:p>
          </table:table-cell>
          <table:table-cell table:style-name="ce30" table:formula="of:=SUM([.AB10:.AB12])" office:value-type="float" office:value="30023" calcext:value-type="float">
            <text:p>3002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6" office:value-type="string" calcext:value-type="string">
            <text:p>Almelo (Stad)</text:p>
          </table:table-cell>
          <table:table-cell/>
          <table:table-cell table:style-name="ce20" office:value-type="float" office:value="2604" calcext:value-type="float">
            <text:p>2604</text:p>
          </table:table-cell>
          <table:table-cell table:style-name="ce27" office:value-type="float" office:value="2723" calcext:value-type="float">
            <text:p>272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699" calcext:value-type="float">
            <text:p>699</text:p>
          </table:table-cell>
          <table:table-cell table:style-name="ce27" table:number-columns-repeated="2"/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258" calcext:value-type="float">
            <text:p>258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33" calcext:value-type="float">
            <text:p>33</text:p>
          </table:table-cell>
          <table:table-cell table:style-name="ce27" table:formula="of:=SUM([.C14];[.E14];[.G14];[.I14];[.K14];[.M14];[.O14];[.Q14];[.S14];[.U14];[.W14];[.Y14])" office:value-type="float" office:value="3798" calcext:value-type="float">
            <text:p>3798</text:p>
          </table:table-cell>
          <table:table-cell table:style-name="ce27" table:formula="of:=SUM([.D14];[.F14];[.H14];[.J14];[.L14];[.N14];[.P14];[.R14];[.T14];[.V14];[.X14];[.Z14])" office:value-type="float" office:value="3960" calcext:value-type="float">
            <text:p>396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Almelo (Ambt)</text:p>
          </table:table-cell>
          <table:table-cell/>
          <table:table-cell table:style-name="ce21" office:value-type="float" office:value="1588" calcext:value-type="float">
            <text:p>1588</text:p>
          </table:table-cell>
          <table:table-cell table:style-name="ce28" office:value-type="float" office:value="1483" calcext:value-type="float">
            <text:p>1483</text:p>
          </table:table-cell>
          <table:table-cell table:style-name="ce28" table:number-columns-repeated="4"/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SUM([.C15];[.E15];[.G15];[.I15];[.K15];[.M15];[.O15];[.Q15];[.S15];[.U15];[.W15];[.Y15])" office:value-type="float" office:value="2047" calcext:value-type="float">
            <text:p>2047</text:p>
          </table:table-cell>
          <table:table-cell table:style-name="ce28" table:formula="of:=SUM([.D15];[.F15];[.H15];[.J15];[.L15];[.N15];[.P15];[.R15];[.T15];[.V15];[.X15];[.Z15])" office:value-type="float" office:value="1964" calcext:value-type="float">
            <text:p>196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Avereest</text:p>
          </table:table-cell>
          <table:table-cell/>
          <table:table-cell table:style-name="ce21" office:value-type="float" office:value="2488" calcext:value-type="float">
            <text:p>2488</text:p>
          </table:table-cell>
          <table:table-cell table:style-name="ce28" office:value-type="float" office:value="2374" calcext:value-type="float">
            <text:p>2374</text:p>
          </table:table-cell>
          <table:table-cell table:style-name="ce28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table:number-columns-repeated="2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number-columns-repeated="2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SUM([.C16];[.E16];[.G16];[.I16];[.K16];[.M16];[.O16];[.Q16];[.S16];[.U16];[.W16];[.Y16])" office:value-type="float" office:value="3346" calcext:value-type="float">
            <text:p>3346</text:p>
          </table:table-cell>
          <table:table-cell table:style-name="ce28" table:formula="of:=SUM([.D16];[.F16];[.H16];[.J16];[.L16];[.N16];[.P16];[.R16];[.T16];[.V16];[.X16];[.Z16])" office:value-type="float" office:value="3186" calcext:value-type="float">
            <text:p>318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athmen</text:p>
          </table:table-cell>
          <table:table-cell/>
          <table:table-cell table:style-name="ce21" office:value-type="float" office:value="676" calcext:value-type="float">
            <text:p>676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table:number-columns-repeated="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number-columns-repeated="2"/>
          <table:table-cell table:number-columns-repeated="2"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17];[.E17];[.G17];[.I17];[.K17];[.M17];[.O17];[.Q17];[.S17];[.U17];[.W17];[.Y17])" office:value-type="float" office:value="711" calcext:value-type="float">
            <text:p>711</text:p>
          </table:table-cell>
          <table:table-cell table:style-name="ce28" table:formula="of:=SUM([.D17];[.F17];[.H17];[.J17];[.L17];[.N17];[.P17];[.R17];[.T17];[.V17];[.X17];[.Z17])" office:value-type="float" office:value="693" calcext:value-type="float">
            <office:annotation draw:style-name="gr1" draw:text-style-name="P1" svg:width="0.844cm" svg:height="0.488cm" svg:x="50.806cm" svg:y="7.302cm" draw:caption-point-x="1.52cm" draw:caption-point-y="0.306cm">
              <dc:creator>CDM</dc:creator>
              <dc:date>2014-12-12T00:00:00</dc:date>
              <text:p text:style-name="P1"><text:span text:style-name="T1">694</text:span></text:p>
              <text:p text:style-name="P1"><text:span text:style-name="T1"/></text:p>
            </office:annotation>
            <text:p>69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lankenham</text:p>
          </table:table-cell>
          <table:table-cell/>
          <table:table-cell table:style-name="ce21" office:value-type="float" office:value="249" calcext:value-type="float">
            <text:p>249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table:number-columns-repeated="12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number-columns-repeated="8"/>
          <table:table-cell table:style-name="ce28" table:formula="of:=SUM([.C18];[.E18];[.G18];[.I18];[.K18];[.M18];[.O18];[.Q18];[.S18];[.U18];[.W18];[.Y18])" office:value-type="float" office:value="259" calcext:value-type="float">
            <text:p>259</text:p>
          </table:table-cell>
          <table:table-cell table:style-name="ce28" table:formula="of:=SUM([.D18];[.F18];[.H18];[.J18];[.L18];[.N18];[.P18];[.R18];[.T18];[.V18];[.X18];[.Z18])" office:value-type="float" office:value="259" calcext:value-type="float">
            <text:p>25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lokzijl</text:p>
          </table:table-cell>
          <table:table-cell/>
          <table:table-cell table:style-name="ce21" office:value-type="float" office:value="660" calcext:value-type="float">
            <text:p>660</text:p>
          </table:table-cell>
          <table:table-cell table:style-name="ce28" office:value-type="float" office:value="646" calcext:value-type="float">
            <text:p>646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number-columns-repeated="2"/>
          <table:table-cell table:number-columns-repeated="2" table:style-name="ce28" office:value-type="float" office:value="12" calcext:value-type="float">
            <text:p>12</text:p>
          </table:table-cell>
          <table:table-cell table:style-name="ce28" table:formula="of:=SUM([.C19];[.E19];[.G19];[.I19];[.K19];[.M19];[.O19];[.Q19];[.S19];[.U19];[.W19];[.Y19])" office:value-type="float" office:value="819" calcext:value-type="float">
            <text:p>819</text:p>
          </table:table-cell>
          <table:table-cell table:style-name="ce28" table:formula="of:=SUM([.D19];[.F19];[.H19];[.J19];[.L19];[.N19];[.P19];[.R19];[.T19];[.V19];[.X19];[.Z19])" office:value-type="float" office:value="811" calcext:value-type="float">
            <text:p>81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Borne</text:p>
          </table:table-cell>
          <table:table-cell/>
          <table:table-cell table:style-name="ce21" office:value-type="float" office:value="537" calcext:value-type="float">
            <text:p>537</text:p>
          </table:table-cell>
          <table:table-cell table:style-name="ce28" office:value-type="float" office:value="515" calcext:value-type="float">
            <text:p>51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float" office:value="1355" calcext:value-type="float">
            <text:p>1355</text:p>
          </table:table-cell>
          <table:table-cell table:style-name="ce28" office:value-type="float" office:value="1324" calcext:value-type="float">
            <text:p>1324</text:p>
          </table:table-cell>
          <table:table-cell table:style-name="ce28" table:number-columns-repeated="2"/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9" calcext:value-type="float">
            <text:p>59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C20];[.E20];[.G20];[.I20];[.K20];[.M20];[.O20];[.Q20];[.S20];[.U20];[.W20];[.Y20])" office:value-type="float" office:value="2017" calcext:value-type="float">
            <text:p>2017</text:p>
          </table:table-cell>
          <table:table-cell table:style-name="ce28" table:formula="of:=SUM([.D20];[.F20];[.H20];[.J20];[.L20];[.N20];[.P20];[.R20];[.T20];[.V20];[.X20];[.Z20])" office:value-type="float" office:value="1950" calcext:value-type="float">
            <text:p>195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alfsen</text:p>
          </table:table-cell>
          <table:table-cell/>
          <table:table-cell table:style-name="ce21" office:value-type="float" office:value="1745" calcext:value-type="float">
            <text:p>1745</text:p>
          </table:table-cell>
          <table:table-cell table:style-name="ce28" office:value-type="float" office:value="1579" calcext:value-type="float">
            <text:p>1579</text:p>
          </table:table-cell>
          <table:table-cell table:style-name="ce28" table:number-columns-repeated="4"/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table:number-columns-repeated="2"/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number-columns-repeated="4"/>
          <table:table-cell table:style-name="ce28" table:formula="of:=SUM([.C21];[.E21];[.G21];[.I21];[.K21];[.M21];[.O21];[.Q21];[.S21];[.U21];[.W21];[.Y21])" office:value-type="float" office:value="2785" calcext:value-type="float">
            <text:p>2785</text:p>
          </table:table-cell>
          <table:table-cell table:style-name="ce28" table:formula="of:=SUM([.D21];[.F21];[.H21];[.J21];[.L21];[.N21];[.P21];[.R21];[.T21];[.V21];[.X21];[.Z21])" office:value-type="float" office:value="2521" calcext:value-type="float">
            <text:p>252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elden (Stad)</text:p>
          </table:table-cell>
          <table:table-cell/>
          <table:table-cell table:style-name="ce21" office:value-type="float" office:value="349" calcext:value-type="float">
            <text:p>349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table:number-columns-repeated="4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table:number-columns-repeated="2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6" calcext:value-type="float">
            <text:p>26</text:p>
          </table:table-cell>
          <table:table-cell table:style-name="ce28" table:number-columns-repeated="2"/>
          <table:table-cell table:number-columns-repeated="2" table:style-name="ce28" office:value-type="float" office:value="3" calcext:value-type="float">
            <text:p>3</text:p>
          </table:table-cell>
          <table:table-cell table:style-name="ce28" table:formula="of:=SUM([.C22];[.E22];[.G22];[.I22];[.K22];[.M22];[.O22];[.Q22];[.S22];[.U22];[.W22];[.Y22])" office:value-type="float" office:value="815" calcext:value-type="float">
            <text:p>815</text:p>
          </table:table-cell>
          <table:table-cell table:style-name="ce28" table:formula="of:=SUM([.D22];[.F22];[.H22];[.J22];[.L22];[.N22];[.P22];[.R22];[.T22];[.V22];[.X22];[.Z22])" office:value-type="float" office:value="884" calcext:value-type="float">
            <text:p>88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elden(Ambt)</text:p>
          </table:table-cell>
          <table:table-cell/>
          <table:table-cell table:style-name="ce21" office:value-type="float" office:value="655" calcext:value-type="float">
            <text:p>655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table:number-columns-repeated="4"/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table:number-columns-repeated="8"/>
          <table:table-cell table:style-name="ce28" table:formula="of:=SUM([.C23];[.E23];[.G23];[.I23];[.K23];[.M23];[.O23];[.Q23];[.S23];[.U23];[.W23];[.Y23])" office:value-type="float" office:value="1558" calcext:value-type="float">
            <text:p>1558</text:p>
          </table:table-cell>
          <table:table-cell table:style-name="ce28" table:formula="of:=SUM([.D23];[.F23];[.H23];[.J23];[.L23];[.N23];[.P23];[.R23];[.T23];[.V23];[.X23];[.Z23])" office:value-type="float" office:value="1443" calcext:value-type="float">
            <text:p>144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enekamp</text:p>
          </table:table-cell>
          <table:table-cell/>
          <table:table-cell table:style-name="ce21" office:value-type="float" office:value="286" calcext:value-type="float">
            <text:p>286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table:number-columns-repeated="5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1752" calcext:value-type="float">
            <text:p>1752</text:p>
          </table:table-cell>
          <table:table-cell table:style-name="ce28" office:value-type="float" office:value="1666" calcext:value-type="float">
            <text:p>1666</text:p>
          </table:table-cell>
          <table:table-cell table:style-name="ce28" table:number-columns-repeated="2"/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8" calcext:value-type="float">
            <text:p>28</text:p>
          </table:table-cell>
          <table:table-cell table:style-name="ce28" table:number-columns-repeated="4"/>
          <table:table-cell table:style-name="ce28" table:formula="of:=SUM([.C24];[.E24];[.G24];[.I24];[.K24];[.M24];[.O24];[.Q24];[.S24];[.U24];[.W24];[.Y24])" office:value-type="float" office:value="2072" calcext:value-type="float">
            <text:p>2072</text:p>
          </table:table-cell>
          <table:table-cell table:style-name="ce28" table:formula="of:=SUM([.D24];[.F24];[.H24];[.J24];[.L24];[.N24];[.P24];[.R24];[.T24];[.V24];[.X24];[.Z24])" office:value-type="float" office:value="1923" calcext:value-type="float">
            <text:p>192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iepenheim</text:p>
          </table:table-cell>
          <table:table-cell/>
          <table:table-cell table:style-name="ce21" office:value-type="float" office:value="769" calcext:value-type="float">
            <text:p>769</text:p>
          </table:table-cell>
          <table:table-cell table:style-name="ce28" office:value-type="float" office:value="689" calcext:value-type="float">
            <text:p>689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table:number-columns-repeated="2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C25];[.E25];[.G25];[.I25];[.K25];[.M25];[.O25];[.Q25];[.S25];[.U25];[.W25];[.Y25])" office:value-type="float" office:value="872" calcext:value-type="float">
            <text:p>872</text:p>
          </table:table-cell>
          <table:table-cell table:style-name="ce28" table:formula="of:=SUM([.D25];[.F25];[.H25];[.J25];[.L25];[.N25];[.P25];[.R25];[.T25];[.V25];[.X25];[.Z25])" office:value-type="float" office:value="802" calcext:value-type="float">
            <text:p>80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Diepenveen</text:p>
          </table:table-cell>
          <table:table-cell/>
          <table:table-cell table:style-name="ce21" office:value-type="float" office:value="1240" calcext:value-type="float">
            <text:p>1240</text:p>
          </table:table-cell>
          <table:table-cell table:style-name="ce28" office:value-type="float" office:value="1156" calcext:value-type="float">
            <text:p>1156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table:number-columns-repeated="6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C26];[.E26];[.G26];[.I26];[.K26];[.M26];[.O26];[.Q26];[.S26];[.U26];[.W26];[.Y26])" office:value-type="float" office:value="1922" calcext:value-type="float">
            <text:p>1922</text:p>
          </table:table-cell>
          <table:table-cell table:style-name="ce28" table:formula="of:=SUM([.D26];[.F26];[.H26];[.J26];[.L26];[.N26];[.P26];[.R26];[.T26];[.V26];[.X26];[.Z26])" office:value-type="float" office:value="1765" calcext:value-type="float">
            <text:p>176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Enschede</text:p>
          </table:table-cell>
          <table:table-cell/>
          <table:table-cell table:style-name="ce21" office:value-type="float" office:value="1480" calcext:value-type="float">
            <text:p>1480</text:p>
          </table:table-cell>
          <table:table-cell table:style-name="ce28" office:value-type="float" office:value="1597" calcext:value-type="float">
            <text:p>159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2"/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table:number-columns-repeated="2"/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table:number-columns-repeated="2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SUM([.C27];[.E27];[.G27];[.I27];[.K27];[.M27];[.O27];[.Q27];[.S27];[.U27];[.W27];[.Y27])" office:value-type="float" office:value="2631" calcext:value-type="float">
            <text:p>2631</text:p>
          </table:table-cell>
          <table:table-cell table:style-name="ce28" table:formula="of:=SUM([.D27];[.F27];[.H27];[.J27];[.L27];[.N27];[.P27];[.R27];[.T27];[.V27];[.X27];[.Z27])" office:value-type="float" office:value="2819" calcext:value-type="float">
            <text:p>281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enemuiden</text:p>
          </table:table-cell>
          <table:table-cell/>
          <table:table-cell table:style-name="ce21" office:value-type="float" office:value="1283" calcext:value-type="float">
            <text:p>1283</text:p>
          </table:table-cell>
          <table:table-cell table:style-name="ce28" office:value-type="float" office:value="1222" calcext:value-type="float">
            <text:p>1222</text:p>
          </table:table-cell>
          <table:table-cell table:style-name="ce28" table:number-columns-repeated="4"/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table:formula="of:=SUM([.C28];[.E28];[.G28];[.I28];[.K28];[.M28];[.O28];[.Q28];[.S28];[.U28];[.W28];[.Y28])" office:value-type="float" office:value="1452" calcext:value-type="float">
            <text:p>1452</text:p>
          </table:table-cell>
          <table:table-cell table:style-name="ce28" table:formula="of:=SUM([.D28];[.F28];[.H28];[.J28];[.L28];[.N28];[.P28];[.R28];[.T28];[.V28];[.X28];[.Z28])" office:value-type="float" office:value="1375" calcext:value-type="float">
            <text:p>137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ierhoorn</text:p>
          </table:table-cell>
          <table:table-cell/>
          <table:table-cell table:style-name="ce21" office:value-type="float" office:value="509" calcext:value-type="float">
            <text:p>509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table:number-columns-repeated="6"/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6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C29];[.E29];[.G29];[.I29];[.K29];[.M29];[.O29];[.Q29];[.S29];[.U29];[.W29];[.Y29])" office:value-type="float" office:value="998" calcext:value-type="float">
            <text:p>998</text:p>
          </table:table-cell>
          <table:table-cell table:style-name="ce28" table:formula="of:=SUM([.D29];[.F29];[.H29];[.J29];[.L29];[.N29];[.P29];[.R29];[.T29];[.V29];[.X29];[.Z29])" office:value-type="float" office:value="892" calcext:value-type="float">
            <text:p>89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oor</text:p>
          </table:table-cell>
          <table:table-cell/>
          <table:table-cell table:style-name="ce21" office:value-type="float" office:value="891" calcext:value-type="float">
            <text:p>891</text:p>
          </table:table-cell>
          <table:table-cell table:style-name="ce28" office:value-type="float" office:value="909" calcext:value-type="float">
            <text:p>909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table:number-columns-repeated="2"/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SUM([.C30];[.E30];[.G30];[.I30];[.K30];[.M30];[.O30];[.Q30];[.S30];[.U30];[.W30];[.Y30])" office:value-type="float" office:value="1228" calcext:value-type="float">
            <text:p>1228</text:p>
          </table:table-cell>
          <table:table-cell table:style-name="ce28" table:formula="of:=SUM([.D30];[.F30];[.H30];[.J30];[.L30];[.N30];[.P30];[.R30];[.T30];[.V30];[.X30];[.Z30])" office:value-type="float" office:value="1239" calcext:value-type="float">
            <text:p>123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rafhorst</text:p>
          </table:table-cell>
          <table:table-cell/>
          <table:table-cell table:style-name="ce21" office:value-type="float" office:value="286" calcext:value-type="float">
            <text:p>286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table:number-columns-repeated="4"/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4"/>
          <table:table-cell table:style-name="ce28" table:formula="of:=SUM([.C31];[.E31];[.G31];[.I31];[.K31];[.M31];[.O31];[.Q31];[.S31];[.U31];[.W31];[.Y31])" office:value-type="float" office:value="314" calcext:value-type="float">
            <text:p>314</text:p>
          </table:table-cell>
          <table:table-cell table:style-name="ce28" table:formula="of:=SUM([.D31];[.F31];[.H31];[.J31];[.L31];[.N31];[.P31];[.R31];[.T31];[.V31];[.X31];[.Z31])" office:value-type="float" office:value="322" calcext:value-type="float">
            <text:p>32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Gramsbergen</text:p>
          </table:table-cell>
          <table:table-cell/>
          <table:table-cell table:style-name="ce21" office:value-type="float" office:value="1415" calcext:value-type="float">
            <text:p>1415</text:p>
          </table:table-cell>
          <table:table-cell table:style-name="ce28" office:value-type="float" office:value="1262" calcext:value-type="float">
            <text:p>1262</text:p>
          </table:table-cell>
          <table:table-cell table:style-name="ce28" table:number-columns-repeated="4"/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4"/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table:number-columns-repeated="2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32];[.E32];[.G32];[.I32];[.K32];[.M32];[.O32];[.Q32];[.S32];[.U32];[.W32];[.Y32])" office:value-type="float" office:value="1685" calcext:value-type="float">
            <text:p>1685</text:p>
          </table:table-cell>
          <table:table-cell table:style-name="ce28" table:formula="of:=SUM([.D32];[.F32];[.H32];[.J32];[.L32];[.N32];[.P32];[.R32];[.T32];[.V32];[.X32];[.Z32])" office:value-type="float" office:value="1509" calcext:value-type="float">
            <text:p>150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aksbergen</text:p>
          </table:table-cell>
          <table:table-cell/>
          <table:table-cell table:style-name="ce21" office:value-type="float" office:value="666" calcext:value-type="float">
            <text:p>666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table:number-columns-repeated="6"/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float" office:value="1824" calcext:value-type="float">
            <text:p>1824</text:p>
          </table:table-cell>
          <table:table-cell table:style-name="ce28" office:value-type="float" office:value="1725" calcext:value-type="float">
            <text:p>1725</text:p>
          </table:table-cell>
          <table:table-cell table:style-name="ce28" table:number-columns-repeated="2"/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SUM([.C33];[.E33];[.G33];[.I33];[.K33];[.M33];[.O33];[.Q33];[.S33];[.U33];[.W33];[.Y33])" office:value-type="float" office:value="2518" calcext:value-type="float">
            <text:p>2518</text:p>
          </table:table-cell>
          <table:table-cell table:style-name="ce28" table:formula="of:=SUM([.D33];[.F33];[.H33];[.J33];[.L33];[.N33];[.P33];[.R33];[.T33];[.V33];[.X33];[.Z33])" office:value-type="float" office:value="2377" calcext:value-type="float">
            <text:p>237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m (den)</text:p>
          </table:table-cell>
          <table:table-cell/>
          <table:table-cell table:style-name="ce21" office:value-type="float" office:value="1736" calcext:value-type="float">
            <text:p>1736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table:number-columns-repeated="4"/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34];[.E34];[.G34];[.I34];[.K34];[.M34];[.O34];[.Q34];[.S34];[.U34];[.W34];[.Y34])" office:value-type="float" office:value="2272" calcext:value-type="float">
            <text:p>2272</text:p>
          </table:table-cell>
          <table:table-cell table:style-name="ce28" table:formula="of:=SUM([.D34];[.F34];[.H34];[.J34];[.L34];[.N34];[.P34];[.R34];[.T34];[.V34];[.X34];[.Z34])" office:value-type="float" office:value="2148" calcext:value-type="float">
            <text:p>214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rdenberg (Stad)</text:p>
          </table:table-cell>
          <table:table-cell/>
          <table:table-cell table:style-name="ce21" office:value-type="float" office:value="639" calcext:value-type="float">
            <text:p>639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table:number-columns-repeated="4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0" calcext:value-type="float">
            <text:p>30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table:number-columns-repeated="4"/>
          <table:table-cell table:style-name="ce28" table:formula="of:=SUM([.C35];[.E35];[.G35];[.I35];[.K35];[.M35];[.O35];[.Q35];[.S35];[.U35];[.W35];[.Y35])" office:value-type="float" office:value="702" calcext:value-type="float">
            <text:p>702</text:p>
          </table:table-cell>
          <table:table-cell table:style-name="ce28" table:formula="of:=SUM([.D35];[.F35];[.H35];[.J35];[.L35];[.N35];[.P35];[.R35];[.T35];[.V35];[.X35];[.Z35])" office:value-type="float" office:value="672" calcext:value-type="float">
            <text:p>67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rdenberg (Ambt)</text:p>
          </table:table-cell>
          <table:table-cell/>
          <table:table-cell table:style-name="ce21" office:value-type="float" office:value="2632" calcext:value-type="float">
            <text:p>2632</text:p>
          </table:table-cell>
          <table:table-cell table:style-name="ce28" office:value-type="float" office:value="2472" calcext:value-type="float">
            <text:p>2472</text:p>
          </table:table-cell>
          <table:table-cell table:style-name="ce28" table:number-columns-repeated="4"/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table:formula="of:=SUM([.C36];[.E36];[.G36];[.I36];[.K36];[.M36];[.O36];[.Q36];[.S36];[.U36];[.W36];[.Y36])" office:value-type="float" office:value="4152" calcext:value-type="float">
            <text:p>4152</text:p>
          </table:table-cell>
          <table:table-cell table:style-name="ce28" table:formula="of:=SUM([.D36];[.F36];[.H36];[.J36];[.L36];[.N36];[.P36];[.R36];[.T36];[.V36];[.X36];[.Z36])" office:value-type="float" office:value="3888" calcext:value-type="float">
            <text:p>388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sselt</text:p>
          </table:table-cell>
          <table:table-cell/>
          <table:table-cell table:style-name="ce21" office:value-type="float" office:value="1055" calcext:value-type="float">
            <text:p>1055</text:p>
          </table:table-cell>
          <table:table-cell table:style-name="ce28" office:value-type="float" office:value="1072" calcext:value-type="float">
            <text:p>107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9" calcext:value-type="float">
            <text:p>79</text:p>
          </table:table-cell>
          <table:table-cell table:style-name="ce28" table:number-columns-repeated="2"/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number-columns-repeated="4"/>
          <table:table-cell table:style-name="ce28" table:formula="of:=SUM([.C37];[.E37];[.G37];[.I37];[.K37];[.M37];[.O37];[.Q37];[.S37];[.U37];[.W37];[.Y37])" office:value-type="float" office:value="1260" calcext:value-type="float">
            <text:p>1260</text:p>
          </table:table-cell>
          <table:table-cell table:style-name="ce28" table:formula="of:=SUM([.D37];[.F37];[.H37];[.J37];[.L37];[.N37];[.P37];[.R37];[.T37];[.V37];[.X37];[.Z37])" office:value-type="float" office:value="1269" calcext:value-type="float">
            <text:p>126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ino</text:p>
          </table:table-cell>
          <table:table-cell/>
          <table:table-cell table:style-name="ce21" office:value-type="float" office:value="482" calcext:value-type="float">
            <text:p>482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table:number-columns-repeated="4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table:number-columns-repeated="6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table:formula="of:=SUM([.C38];[.E38];[.G38];[.I38];[.K38];[.M38];[.O38];[.Q38];[.S38];[.U38];[.W38];[.Y38])" office:value-type="float" office:value="1004" calcext:value-type="float">
            <text:p>1004</text:p>
          </table:table-cell>
          <table:table-cell table:style-name="ce28" table:formula="of:=SUM([.D38];[.F38];[.H38];[.J38];[.L38];[.N38];[.P38];[.R38];[.T38];[.V38];[.X38];[.Z38])" office:value-type="float" office:value="962" calcext:value-type="float">
            <text:p>96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llendoorn</text:p>
          </table:table-cell>
          <table:table-cell/>
          <table:table-cell table:style-name="ce21" office:value-type="float" office:value="2047" calcext:value-type="float">
            <text:p>2047</text:p>
          </table:table-cell>
          <table:table-cell table:style-name="ce28" office:value-type="float" office:value="1846" calcext:value-type="float">
            <text:p>1846</text:p>
          </table:table-cell>
          <table:table-cell table:style-name="ce28" table:number-columns-repeated="4"/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table:number-columns-repeated="2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SUM([.C39];[.E39];[.G39];[.I39];[.K39];[.M39];[.O39];[.Q39];[.S39];[.U39];[.W39];[.Y39])" office:value-type="float" office:value="3102" calcext:value-type="float">
            <text:p>3102</text:p>
          </table:table-cell>
          <table:table-cell table:style-name="ce28" table:formula="of:=SUM([.D39];[.F39];[.H39];[.J39];[.L39];[.N39];[.P39];[.R39];[.T39];[.V39];[.X39];[.Z39])" office:value-type="float" office:value="2789" calcext:value-type="float">
            <text:p>278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engelo</text:p>
          </table:table-cell>
          <table:table-cell/>
          <table:table-cell table:style-name="ce21" office:value-type="float" office:value="1834" calcext:value-type="float">
            <text:p>1834</text:p>
          </table:table-cell>
          <table:table-cell table:style-name="ce28" office:value-type="float" office:value="1805" calcext:value-type="float">
            <text:p>1805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2"/>
          <table:table-cell table:style-name="ce28" office:value-type="float" office:value="1273" calcext:value-type="float">
            <text:p>1273</text:p>
          </table:table-cell>
          <table:table-cell table:style-name="ce28" office:value-type="float" office:value="1232" calcext:value-type="float">
            <text:p>1232</text:p>
          </table:table-cell>
          <table:table-cell table:style-name="ce28" table:number-columns-repeated="2"/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number-columns-repeated="2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SUM([.C40];[.E40];[.G40];[.I40];[.K40];[.M40];[.O40];[.Q40];[.S40];[.U40];[.W40];[.Y40])" office:value-type="float" office:value="3287" calcext:value-type="float">
            <text:p>3287</text:p>
          </table:table-cell>
          <table:table-cell table:style-name="ce28" table:formula="of:=SUM([.D40];[.F40];[.H40];[.J40];[.L40];[.N40];[.P40];[.R40];[.T40];[.V40];[.X40];[.Z40])" office:value-type="float" office:value="3215" calcext:value-type="float">
            <text:p>321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olten</text:p>
          </table:table-cell>
          <table:table-cell/>
          <table:table-cell table:style-name="ce21" office:value-type="float" office:value="1320" calcext:value-type="float">
            <text:p>1320</text:p>
          </table:table-cell>
          <table:table-cell table:style-name="ce28" office:value-type="float" office:value="1248" calcext:value-type="float">
            <text:p>1248</text:p>
          </table:table-cell>
          <table:table-cell table:style-name="ce28" table:number-columns-repeated="4"/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table:number-columns-repeated="6"/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7" calcext:value-type="float">
            <text:p>37</text:p>
          </table:table-cell>
          <table:table-cell table:style-name="ce28" table:number-columns-repeated="2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number-columns-repeated="4"/>
          <table:table-cell table:style-name="ce28" table:formula="of:=SUM([.C41];[.E41];[.G41];[.I41];[.K41];[.M41];[.O41];[.Q41];[.S41];[.U41];[.W41];[.Y41])" office:value-type="float" office:value="1519" calcext:value-type="float">
            <text:p>1519</text:p>
          </table:table-cell>
          <table:table-cell table:style-name="ce28" table:formula="of:=SUM([.D41];[.F41];[.H41];[.J41];[.L41];[.N41];[.P41];[.R41];[.T41];[.V41];[.X41];[.Z41])" office:value-type="float" office:value="1430" calcext:value-type="float">
            <text:p>143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amperveen</text:p>
          </table:table-cell>
          <table:table-cell/>
          <table:table-cell table:style-name="ce21" office:value-type="float" office:value="298" calcext:value-type="float">
            <text:p>298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table:number-columns-repeated="4"/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4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8"/>
          <table:table-cell table:style-name="ce28" table:formula="of:=SUM([.C42];[.E42];[.G42];[.I42];[.K42];[.M42];[.O42];[.Q42];[.S42];[.U42];[.W42];[.Y42])" office:value-type="float" office:value="361" calcext:value-type="float">
            <text:p>361</text:p>
          </table:table-cell>
          <table:table-cell table:style-name="ce28" table:formula="of:=SUM([.D42];[.F42];[.H42];[.J42];[.L42];[.N42];[.P42];[.R42];[.T42];[.V42];[.X42];[.Z42])" office:value-type="float" office:value="312" calcext:value-type="float">
            <text:p>31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Kuinre</text:p>
          </table:table-cell>
          <table:table-cell/>
          <table:table-cell table:style-name="ce21" office:value-type="float" office:value="392" calcext:value-type="float">
            <text:p>392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table:number-columns-repeated="6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table:number-columns-repeated="8"/>
          <table:table-cell table:style-name="ce28" table:formula="of:=SUM([.C43];[.E43];[.G43];[.I43];[.K43];[.M43];[.O43];[.Q43];[.S43];[.U43];[.W43];[.Y43])" office:value-type="float" office:value="456" calcext:value-type="float">
            <text:p>456</text:p>
          </table:table-cell>
          <table:table-cell table:style-name="ce28" table:formula="of:=SUM([.D43];[.F43];[.H43];[.J43];[.L43];[.N43];[.P43];[.R43];[.T43];[.V43];[.X43];[.Z43])" office:value-type="float" office:value="485" calcext:value-type="float">
            <text:p>48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Lonneker</text:p>
          </table:table-cell>
          <table:table-cell/>
          <table:table-cell table:style-name="ce21" office:value-type="float" office:value="4687" calcext:value-type="float">
            <text:p>4687</text:p>
          </table:table-cell>
          <table:table-cell table:style-name="ce28" office:value-type="float" office:value="4526" calcext:value-type="float">
            <text:p>4526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1707" calcext:value-type="float">
            <text:p>1707</text:p>
          </table:table-cell>
          <table:table-cell table:style-name="ce28" office:value-type="float" office:value="1734" calcext:value-type="float">
            <text:p>1734</text:p>
          </table:table-cell>
          <table:table-cell table:style-name="ce28" table:number-columns-repeated="2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2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SUM([.C44];[.E44];[.G44];[.I44];[.K44];[.M44];[.O44];[.Q44];[.S44];[.U44];[.W44];[.Y44])" office:value-type="float" office:value="6470" calcext:value-type="float">
            <text:p>6470</text:p>
          </table:table-cell>
          <table:table-cell table:style-name="ce28" table:formula="of:=SUM([.D44];[.F44];[.H44];[.J44];[.L44];[.N44];[.P44];[.R44];[.T44];[.V44];[.X44];[.Z44])" office:value-type="float" office:value="6324" calcext:value-type="float">
            <text:p>632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Losser</text:p>
          </table:table-cell>
          <table:table-cell/>
          <table:table-cell table:style-name="ce21" office:value-type="float" office:value="176" calcext:value-type="float">
            <text:p>176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table:number-columns-repeated="6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2185" calcext:value-type="float">
            <text:p>2185</text:p>
          </table:table-cell>
          <table:table-cell table:style-name="ce28" office:value-type="float" office:value="2098" calcext:value-type="float">
            <text:p>2098</text:p>
          </table:table-cell>
          <table:table-cell table:style-name="ce28" table:number-columns-repeated="2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C45];[.E45];[.G45];[.I45];[.K45];[.M45];[.O45];[.Q45];[.S45];[.U45];[.W45];[.Y45])" office:value-type="float" office:value="2372" calcext:value-type="float">
            <text:p>2372</text:p>
          </table:table-cell>
          <table:table-cell table:style-name="ce28" table:formula="of:=SUM([.D45];[.F45];[.H45];[.J45];[.L45];[.N45];[.P45];[.R45];[.T45];[.V45];[.X45];[.Z45])" office:value-type="float" office:value="2255" calcext:value-type="float">
            <text:p>225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Markelo</text:p>
          </table:table-cell>
          <table:table-cell/>
          <table:table-cell table:style-name="ce21" office:value-type="float" office:value="2159" calcext:value-type="float">
            <text:p>2159</text:p>
          </table:table-cell>
          <table:table-cell table:style-name="ce28" office:value-type="float" office:value="1809" calcext:value-type="float">
            <text:p>1809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table:number-columns-repeated="2"/>
          <table:table-cell table:number-columns-repeated="2" table:style-name="ce28" office:value-type="float" office:value="4" calcext:value-type="float">
            <text:p>4</text:p>
          </table:table-cell>
          <table:table-cell table:style-name="ce28" table:number-columns-repeated="4"/>
          <table:table-cell table:style-name="ce28" table:formula="of:=SUM([.C46];[.E46];[.G46];[.I46];[.K46];[.M46];[.O46];[.Q46];[.S46];[.U46];[.W46];[.Y46])" office:value-type="float" office:value="2328" calcext:value-type="float">
            <text:p>2328</text:p>
          </table:table-cell>
          <table:table-cell table:style-name="ce28" table:formula="of:=SUM([.D46];[.F46];[.H46];[.J46];[.L46];[.N46];[.P46];[.R46];[.T46];[.V46];[.X46];[.Z46])" office:value-type="float" office:value="1970" calcext:value-type="float">
            <text:p>197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Nieuwleusen</text:p>
          </table:table-cell>
          <table:table-cell/>
          <table:table-cell table:style-name="ce21" office:value-type="float" office:value="1155" calcext:value-type="float">
            <text:p>1155</text:p>
          </table:table-cell>
          <table:table-cell table:style-name="ce28" office:value-type="float" office:value="1012" calcext:value-type="float">
            <text:p>1012</text:p>
          </table:table-cell>
          <table:table-cell table:style-name="ce28" table:number-columns-repeated="4"/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number-columns-repeated="2" table:style-name="ce28" office:value-type="float" office:value="2" calcext:value-type="float">
            <text:p>2</text:p>
          </table:table-cell>
          <table:table-cell table:style-name="ce28" table:number-columns-repeated="4"/>
          <table:table-cell table:style-name="ce28" table:formula="of:=SUM([.C47];[.E47];[.G47];[.I47];[.K47];[.M47];[.O47];[.Q47];[.S47];[.U47];[.W47];[.Y47])" office:value-type="float" office:value="1224" calcext:value-type="float">
            <text:p>1224</text:p>
          </table:table-cell>
          <table:table-cell table:style-name="ce28" table:formula="of:=SUM([.D47];[.F47];[.H47];[.J47];[.L47];[.N47];[.P47];[.R47];[.T47];[.V47];[.X47];[.Z47])" office:value-type="float" office:value="1068" calcext:value-type="float">
            <text:p>106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idemarkt</text:p>
          </table:table-cell>
          <table:table-cell/>
          <table:table-cell table:style-name="ce21" office:value-type="float" office:value="1160" calcext:value-type="float">
            <text:p>1160</text:p>
          </table:table-cell>
          <table:table-cell table:style-name="ce28" office:value-type="float" office:value="1135" calcext:value-type="float">
            <text:p>1135</text:p>
          </table:table-cell>
          <table:table-cell table:style-name="ce28" table:number-columns-repeated="6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number-columns-repeated="4"/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table:formula="of:=SUM([.C48];[.E48];[.G48];[.I48];[.K48];[.M48];[.O48];[.Q48];[.S48];[.U48];[.W48];[.Y48])" office:value-type="float" office:value="1395" calcext:value-type="float">
            <text:p>1395</text:p>
          </table:table-cell>
          <table:table-cell table:style-name="ce28" table:formula="of:=SUM([.D48];[.F48];[.H48];[.J48];[.L48];[.N48];[.P48];[.R48];[.T48];[.V48];[.X48];[.Z48])" office:value-type="float" office:value="1362" calcext:value-type="float">
            <text:p>136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ldenzaal</text:p>
          </table:table-cell>
          <table:table-cell/>
          <table:table-cell table:style-name="ce21" office:value-type="float" office:value="290" calcext:value-type="float">
            <text:p>290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float" office:value="1411" calcext:value-type="float">
            <text:p>1411</text:p>
          </table:table-cell>
          <table:table-cell table:style-name="ce28" office:value-type="float" office:value="1660" calcext:value-type="float">
            <text:p>1660</text:p>
          </table:table-cell>
          <table:table-cell table:style-name="ce28" table:number-columns-repeated="2"/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5" calcext:value-type="float">
            <text:p>85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49];[.E49];[.G49];[.I49];[.K49];[.M49];[.O49];[.Q49];[.S49];[.U49];[.W49];[.Y49])" office:value-type="float" office:value="1811" calcext:value-type="float">
            <text:p>1811</text:p>
          </table:table-cell>
          <table:table-cell table:style-name="ce28" table:formula="of:=SUM([.D49];[.F49];[.H49];[.J49];[.L49];[.N49];[.P49];[.R49];[.T49];[.V49];[.X49];[.Z49])" office:value-type="float" office:value="2040" calcext:value-type="float">
            <text:p>204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lst</text:p>
          </table:table-cell>
          <table:table-cell/>
          <table:table-cell table:style-name="ce21" office:value-type="float" office:value="1690" calcext:value-type="float">
            <text:p>1690</text:p>
          </table:table-cell>
          <table:table-cell table:style-name="ce28" office:value-type="float" office:value="1582" calcext:value-type="float">
            <text:p>1582</text:p>
          </table:table-cell>
          <table:table-cell table:style-name="ce28" table:number-columns-repeated="4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C50];[.E50];[.G50];[.I50];[.K50];[.M50];[.O50];[.Q50];[.S50];[.U50];[.W50];[.Y50])" office:value-type="float" office:value="2304" calcext:value-type="float">
            <text:p>2304</text:p>
          </table:table-cell>
          <table:table-cell table:style-name="ce28" table:formula="of:=SUM([.D50];[.F50];[.H50];[.J50];[.L50];[.N50];[.P50];[.R50];[.T50];[.V50];[.X50];[.Z50])" office:value-type="float" office:value="2119" calcext:value-type="float">
            <text:p>211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mmen (Stad)</text:p>
          </table:table-cell>
          <table:table-cell/>
          <table:table-cell table:style-name="ce21" office:value-type="float" office:value="1106" calcext:value-type="float">
            <text:p>1106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7" calcext:value-type="float">
            <text:p>7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number-columns-repeated="4"/>
          <table:table-cell table:style-name="ce28" table:formula="of:=SUM([.C51];[.E51];[.G51];[.I51];[.K51];[.M51];[.O51];[.Q51];[.S51];[.U51];[.W51];[.Y51])" office:value-type="float" office:value="1819" calcext:value-type="float">
            <text:p>1819</text:p>
          </table:table-cell>
          <table:table-cell table:style-name="ce28" table:formula="of:=SUM([.D51];[.F51];[.H51];[.J51];[.L51];[.N51];[.P51];[.R51];[.T51];[.V51];[.X51];[.Z51])" office:value-type="float" office:value="843" calcext:value-type="float">
            <text:p>84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mmen (Ambt)</text:p>
          </table:table-cell>
          <table:table-cell/>
          <table:table-cell table:style-name="ce21" office:value-type="float" office:value="1519" calcext:value-type="float">
            <text:p>1519</text:p>
          </table:table-cell>
          <table:table-cell table:style-name="ce28" office:value-type="float" office:value="1348" calcext:value-type="float">
            <text:p>1348</text:p>
          </table:table-cell>
          <table:table-cell table:style-name="ce28" table:number-columns-repeated="4"/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52" calcext:value-type="float">
            <text:p>35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table:number-columns-repeated="6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SUM([.C52];[.E52];[.G52];[.I52];[.K52];[.M52];[.O52];[.Q52];[.S52];[.U52];[.W52];[.Y52])" office:value-type="float" office:value="2152" calcext:value-type="float">
            <text:p>2152</text:p>
          </table:table-cell>
          <table:table-cell table:style-name="ce28" table:formula="of:=SUM([.D52];[.F52];[.H52];[.J52];[.L52];[.N52];[.P52];[.R52];[.T52];[.V52];[.X52];[.Z52])" office:value-type="float" office:value="1942" calcext:value-type="float">
            <text:p>194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Ootmarsum</text:p>
          </table:table-cell>
          <table:table-cell/>
          <table:table-cell table:style-name="ce21" office:value-type="float" office:value="176" calcext:value-type="float">
            <text:p>17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3" calcext:value-type="float">
            <text:p>3</text:p>
          </table:table-cell>
          <table:table-cell table:style-name="ce28"/>
          <table:table-cell table:number-columns-repeated="2"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table:number-columns-repeated="2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number-columns-repeated="4"/>
          <table:table-cell table:style-name="ce28" table:formula="of:=SUM([.C53];[.E53];[.G53];[.I53];[.K53];[.M53];[.O53];[.Q53];[.S53];[.U53];[.W53];[.Y53])" office:value-type="float" office:value="751" calcext:value-type="float">
            <text:p>751</text:p>
          </table:table-cell>
          <table:table-cell table:style-name="ce28" table:formula="of:=SUM([.D53];[.F53];[.H53];[.J53];[.L53];[.N53];[.P53];[.R53];[.T53];[.V53];[.X53];[.Z53])" office:value-type="float" office:value="806" calcext:value-type="float">
            <text:p>80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aalte</text:p>
          </table:table-cell>
          <table:table-cell/>
          <table:table-cell table:style-name="ce21" office:value-type="float" office:value="871" calcext:value-type="float">
            <text:p>871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table:number-columns-repeated="6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2091" calcext:value-type="float">
            <text:p>2091</text:p>
          </table:table-cell>
          <table:table-cell table:style-name="ce28" office:value-type="float" office:value="1957" calcext:value-type="float">
            <text:p>1957</text:p>
          </table:table-cell>
          <table:table-cell table:style-name="ce28" table:number-columns-repeated="2"/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54];[.E54];[.G54];[.I54];[.K54];[.M54];[.O54];[.Q54];[.S54];[.U54];[.W54];[.Y54])" office:value-type="float" office:value="3000" calcext:value-type="float">
            <text:p>3000</text:p>
          </table:table-cell>
          <table:table-cell table:style-name="ce28" table:formula="of:=SUM([.D54];[.F54];[.H54];[.J54];[.L54];[.N54];[.P54];[.R54];[.T54];[.V54];[.X54];[.Z54])" office:value-type="float" office:value="2795" calcext:value-type="float">
            <text:p>279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Rijssen</text:p>
          </table:table-cell>
          <table:table-cell/>
          <table:table-cell table:style-name="ce21" office:value-type="float" office:value="1260" calcext:value-type="float">
            <text:p>1260</text:p>
          </table:table-cell>
          <table:table-cell table:style-name="ce28" office:value-type="float" office:value="1158" calcext:value-type="float">
            <text:p>1158</text:p>
          </table:table-cell>
          <table:table-cell table:style-name="ce28" table:number-columns-repeated="4"/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table:number-columns-repeated="2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55];[.E55];[.G55];[.I55];[.K55];[.M55];[.O55];[.Q55];[.S55];[.U55];[.W55];[.Y55])" office:value-type="float" office:value="2040" calcext:value-type="float">
            <text:p>2040</text:p>
          </table:table-cell>
          <table:table-cell table:style-name="ce28" table:formula="of:=SUM([.D55];[.F55];[.H55];[.J55];[.L55];[.N55];[.P55];[.R55];[.T55];[.V55];[.X55];[.Z55])" office:value-type="float" office:value="1854" calcext:value-type="float">
            <text:p>185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aphorst</text:p>
          </table:table-cell>
          <table:table-cell/>
          <table:table-cell table:style-name="ce21" office:value-type="float" office:value="2279" calcext:value-type="float">
            <text:p>2279</text:p>
          </table:table-cell>
          <table:table-cell table:style-name="ce28" office:value-type="float" office:value="2174" calcext:value-type="float">
            <text:p>2174</text:p>
          </table:table-cell>
          <table:table-cell table:style-name="ce28" table:number-columns-repeated="4"/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table:number-columns-repeated="6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2"/>
          <table:table-cell table:number-columns-repeated="2" table:style-name="ce28" office:value-type="float" office:value="5" calcext:value-type="float">
            <text:p>5</text:p>
          </table:table-cell>
          <table:table-cell table:style-name="ce28" table:formula="of:=SUM([.C56];[.E56];[.G56];[.I56];[.K56];[.M56];[.O56];[.Q56];[.S56];[.U56];[.W56];[.Y56])" office:value-type="float" office:value="2598" calcext:value-type="float">
            <text:p>2598</text:p>
          </table:table-cell>
          <table:table-cell table:style-name="ce28" table:formula="of:=SUM([.D56];[.F56];[.H56];[.J56];[.L56];[.N56];[.P56];[.R56];[.T56];[.V56];[.X56];[.Z56])" office:value-type="float" office:value="2471" calcext:value-type="float">
            <text:p>247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eenwijk</text:p>
          </table:table-cell>
          <table:table-cell/>
          <table:table-cell table:style-name="ce21" office:value-type="float" office:value="1966" calcext:value-type="float">
            <text:p>1966</text:p>
          </table:table-cell>
          <table:table-cell table:style-name="ce28" office:value-type="float" office:value="1990" calcext:value-type="float">
            <text:p>199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3" calcext:value-type="float">
            <text:p>113</text:p>
          </table:table-cell>
          <table:table-cell table:number-columns-repeated="2" table:style-name="ce28" office:value-type="float" office:value="95" calcext:value-type="float">
            <text:p>95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table:number-columns-repeated="2"/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table:number-columns-repeated="2"/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2"/>
          <table:table-cell table:style-name="ce28" table:formula="of:=SUM([.C57];[.E57];[.G57];[.I57];[.K57];[.M57];[.O57];[.Q57];[.S57];[.U57];[.W57];[.Y57])" office:value-type="float" office:value="2454" calcext:value-type="float">
            <text:p>2454</text:p>
          </table:table-cell>
          <table:table-cell table:style-name="ce28" table:formula="of:=SUM([.D57];[.F57];[.H57];[.J57];[.L57];[.N57];[.P57];[.R57];[.T57];[.V57];[.X57];[.Z57])" office:value-type="float" office:value="2472" calcext:value-type="float">
            <text:p>247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teenwijkerwold</text:p>
          </table:table-cell>
          <table:table-cell/>
          <table:table-cell table:style-name="ce21" office:value-type="float" office:value="2427" calcext:value-type="float">
            <text:p>2427</text:p>
          </table:table-cell>
          <table:table-cell table:style-name="ce28" office:value-type="float" office:value="2204" calcext:value-type="float">
            <text:p>2204</text:p>
          </table:table-cell>
          <table:table-cell table:style-name="ce28" table:number-columns-repeated="4"/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table:number-columns-repeated="2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0" calcext:value-type="float">
            <text:p>30</text:p>
          </table:table-cell>
          <table:table-cell table:style-name="ce28" table:formula="of:=SUM([.C58];[.E58];[.G58];[.I58];[.K58];[.M58];[.O58];[.Q58];[.S58];[.U58];[.W58];[.Y58])" office:value-type="float" office:value="3086" calcext:value-type="float">
            <text:p>3086</text:p>
          </table:table-cell>
          <table:table-cell table:style-name="ce28" table:formula="of:=SUM([.D58];[.F58];[.H58];[.J58];[.L58];[.N58];[.P58];[.R58];[.T58];[.V58];[.X58];[.Z58])" office:value-type="float" office:value="2786" calcext:value-type="float">
            <text:p>278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ubbergen</text:p>
          </table:table-cell>
          <table:table-cell/>
          <table:table-cell table:style-name="ce21" office:value-type="float" office:value="142" calcext:value-type="float">
            <text:p>14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table:number-columns-repeated="4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float" office:value="3083" calcext:value-type="float">
            <text:p>3083</text:p>
          </table:table-cell>
          <table:table-cell table:style-name="ce28" office:value-type="float" office:value="2806" calcext:value-type="float">
            <text:p>2806</text:p>
          </table:table-cell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table:formula="of:=SUM([.C59];[.E59];[.G59];[.I59];[.K59];[.M59];[.O59];[.Q59];[.S59];[.U59];[.W59];[.Y59])" office:value-type="float" office:value="3236" calcext:value-type="float">
            <text:p>3236</text:p>
          </table:table-cell>
          <table:table-cell table:style-name="ce28" table:formula="of:=SUM([.D59];[.F59];[.H59];[.J59];[.L59];[.N59];[.P59];[.R59];[.T59];[.V59];[.X59];[.Z59])" office:value-type="float" office:value="2949" calcext:value-type="float">
            <text:p>294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ollenhove (Stad)</text:p>
          </table:table-cell>
          <table:table-cell/>
          <table:table-cell table:style-name="ce21" office:value-type="float" office:value="748" calcext:value-type="float">
            <text:p>748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60];[.E60];[.G60];[.I60];[.K60];[.M60];[.O60];[.Q60];[.S60];[.U60];[.W60];[.Y60])" office:value-type="float" office:value="839" calcext:value-type="float">
            <text:p>839</text:p>
          </table:table-cell>
          <table:table-cell table:style-name="ce28" table:formula="of:=SUM([.D60];[.F60];[.H60];[.J60];[.L60];[.N60];[.P60];[.R60];[.T60];[.V60];[.X60];[.Z60])" office:value-type="float" office:value="813" calcext:value-type="float">
            <text:p>81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ollenhove (Ambt)</text:p>
          </table:table-cell>
          <table:table-cell/>
          <table:table-cell table:style-name="ce21" office:value-type="float" office:value="1046" calcext:value-type="float">
            <text:p>1046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table:number-columns-repeated="4"/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number-columns-repeated="4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number-columns-repeated="7"/>
          <table:table-cell table:style-name="ce28" office:value-type="float" office:value="1" calcext:value-type="float">
            <text:p>1</text:p>
          </table:table-cell>
          <table:table-cell table:style-name="ce28" table:formula="of:=SUM([.C61];[.E61];[.G61];[.I61];[.K61];[.M61];[.O61];[.Q61];[.S61];[.U61];[.W61];[.Y61])" office:value-type="float" office:value="1142" calcext:value-type="float">
            <text:p>1142</text:p>
          </table:table-cell>
          <table:table-cell table:style-name="ce28" table:formula="of:=SUM([.D61];[.F61];[.H61];[.J61];[.L61];[.N61];[.P61];[.R61];[.T61];[.V61];[.X61];[.Z61])" office:value-type="float" office:value="1072" calcext:value-type="float">
            <text:p>107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Vriezenveen</text:p>
          </table:table-cell>
          <table:table-cell/>
          <table:table-cell table:style-name="ce21" office:value-type="float" office:value="1655" calcext:value-type="float">
            <text:p>1655</text:p>
          </table:table-cell>
          <table:table-cell table:style-name="ce28" office:value-type="float" office:value="1547" calcext:value-type="float">
            <text:p>1547</text:p>
          </table:table-cell>
          <table:table-cell table:style-name="ce28" table:number-columns-repeated="4"/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table:number-columns-repeated="2"/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formula="of:=SUM([.C62];[.E62];[.G62];[.I62];[.K62];[.M62];[.O62];[.Q62];[.S62];[.U62];[.W62];[.Y62])" office:value-type="float" office:value="1906" calcext:value-type="float">
            <text:p>1906</text:p>
          </table:table-cell>
          <table:table-cell table:style-name="ce28" table:formula="of:=SUM([.D62];[.F62];[.H62];[.J62];[.L62];[.N62];[.P62];[.R62];[.T62];[.V62];[.X62];[.Z62])" office:value-type="float" office:value="1776" calcext:value-type="float">
            <text:p>177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anneperveen</text:p>
          </table:table-cell>
          <table:table-cell/>
          <table:table-cell table:style-name="ce21" office:value-type="float" office:value="722" calcext:value-type="float">
            <text:p>722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4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SUM([.C63];[.E63];[.G63];[.I63];[.K63];[.M63];[.O63];[.Q63];[.S63];[.U63];[.W63];[.Y63])" office:value-type="float" office:value="775" calcext:value-type="float">
            <text:p>775</text:p>
          </table:table-cell>
          <table:table-cell table:style-name="ce28" table:formula="of:=SUM([.D63];[.F63];[.H63];[.J63];[.L63];[.N63];[.P63];[.R63];[.T63];[.V63];[.X63];[.Z63])" office:value-type="float" office:value="674" calcext:value-type="float">
            <text:p>67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erselo</text:p>
          </table:table-cell>
          <table:table-cell/>
          <table:table-cell table:style-name="ce21" office:value-type="float" office:value="97" calcext:value-type="float">
            <text:p>9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table:number-columns-repeated="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2449" calcext:value-type="float">
            <text:p>2449</text:p>
          </table:table-cell>
          <table:table-cell table:style-name="ce28" office:value-type="float" office:value="2472" calcext:value-type="float">
            <text:p>2472</text:p>
          </table:table-cell>
          <table:table-cell table:style-name="ce28" table:number-columns-repeated="8"/>
          <table:table-cell table:style-name="ce28" table:formula="of:=SUM([.C64];[.E64];[.G64];[.I64];[.K64];[.M64];[.O64];[.Q64];[.S64];[.U64];[.W64];[.Y64])" office:value-type="float" office:value="2547" calcext:value-type="float">
            <text:p>2547</text:p>
          </table:table-cell>
          <table:table-cell table:style-name="ce28" table:formula="of:=SUM([.D64];[.F64];[.H64];[.J64];[.L64];[.N64];[.P64];[.R64];[.T64];[.V64];[.X64];[.Z64])" office:value-type="float" office:value="2574" calcext:value-type="float">
            <text:p>257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ierden</text:p>
          </table:table-cell>
          <table:table-cell/>
          <table:table-cell table:style-name="ce21" office:value-type="float" office:value="2028" calcext:value-type="float">
            <text:p>2028</text:p>
          </table:table-cell>
          <table:table-cell table:style-name="ce28" office:value-type="float" office:value="1884" calcext:value-type="float">
            <text:p>188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table:number-columns-repeated="2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SUM([.C65];[.E65];[.G65];[.I65];[.K65];[.M65];[.O65];[.Q65];[.S65];[.U65];[.W65];[.Y65])" office:value-type="float" office:value="3109" calcext:value-type="float">
            <text:p>3109</text:p>
          </table:table-cell>
          <table:table-cell table:style-name="ce28" table:formula="of:=SUM([.D65];[.F65];[.H65];[.J65];[.L65];[.N65];[.P65];[.R65];[.T65];[.V65];[.X65];[.Z65])" office:value-type="float" office:value="2870" calcext:value-type="float">
            <text:p>287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ijhe</text:p>
          </table:table-cell>
          <table:table-cell/>
          <table:table-cell table:style-name="ce21" office:value-type="float" office:value="1436" calcext:value-type="float">
            <text:p>1436</text:p>
          </table:table-cell>
          <table:table-cell table:style-name="ce28" office:value-type="float" office:value="1330" calcext:value-type="float">
            <text:p>1330</text:p>
          </table:table-cell>
          <table:table-cell table:style-name="ce28" table:number-columns-repeated="4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table:number-columns-repeated="2"/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formula="of:=SUM([.C66];[.E66];[.G66];[.I66];[.K66];[.M66];[.O66];[.Q66];[.S66];[.U66];[.W66];[.Y66])" office:value-type="float" office:value="2068" calcext:value-type="float">
            <text:p>2068</text:p>
          </table:table-cell>
          <table:table-cell table:style-name="ce28" table:formula="of:=SUM([.D66];[.F66];[.H66];[.J66];[.L66];[.N66];[.P66];[.R66];[.T66];[.V66];[.X66];[.Z66])" office:value-type="float" office:value="1936" calcext:value-type="float">
            <text:p>193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ilsum</text:p>
          </table:table-cell>
          <table:table-cell/>
          <table:table-cell table:style-name="ce21" office:value-type="float" office:value="357" calcext:value-type="float">
            <text:p>357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6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table:formula="of:=SUM([.C67];[.E67];[.G67];[.I67];[.K67];[.M67];[.O67];[.Q67];[.S67];[.U67];[.W67];[.Y67])" office:value-type="float" office:value="360" calcext:value-type="float">
            <text:p>360</text:p>
          </table:table-cell>
          <table:table-cell table:style-name="ce28" table:formula="of:=SUM([.D67];[.F67];[.H67];[.J67];[.L67];[.N67];[.P67];[.R67];[.T67];[.V67];[.X67];[.Z67])" office:value-type="float" office:value="350" calcext:value-type="float">
            <text:p>35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Ijsselmuiden</text:p>
          </table:table-cell>
          <table:table-cell/>
          <table:table-cell table:style-name="ce21" office:value-type="float" office:value="732" calcext:value-type="float">
            <text:p>732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table:number-columns-repeated="4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table:number-columns-repeated="8"/>
          <table:table-cell table:style-name="ce28" table:formula="of:=SUM([.C68];[.E68];[.G68];[.I68];[.K68];[.M68];[.O68];[.Q68];[.S68];[.U68];[.W68];[.Y68])" office:value-type="float" office:value="1034" calcext:value-type="float">
            <text:p>1034</text:p>
          </table:table-cell>
          <table:table-cell table:style-name="ce28" table:formula="of:=SUM([.D68];[.F68];[.H68];[.J68];[.L68];[.N68];[.P68];[.R68];[.T68];[.V68];[.X68];[.Z68])" office:value-type="float" office:value="1052" calcext:value-type="float">
            <text:p>105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alk en Veecaten</text:p>
          </table:table-cell>
          <table:table-cell/>
          <table:table-cell table:style-name="ce21" office:value-type="float" office:value="318" calcext:value-type="float">
            <text:p>318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number-columns-repeated="4"/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table:number-columns-repeated="6"/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3" calcext:value-type="float">
            <text:p>53</text:p>
          </table:table-cell>
          <table:table-cell table:style-name="ce28" table:number-columns-repeated="8"/>
          <table:table-cell table:style-name="ce28" table:formula="of:=SUM([.C69];[.E69];[.G69];[.I69];[.K69];[.M69];[.O69];[.Q69];[.S69];[.U69];[.W69];[.Y69])" office:value-type="float" office:value="496" calcext:value-type="float">
            <text:p>496</text:p>
          </table:table-cell>
          <table:table-cell table:style-name="ce28" table:formula="of:=SUM([.D69];[.F69];[.H69];[.J69];[.L69];[.N69];[.P69];[.R69];[.T69];[.V69];[.X69];[.Z69])" office:value-type="float" office:value="475" calcext:value-type="float">
            <text:p>47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Zwartsluis</text:p>
          </table:table-cell>
          <table:table-cell/>
          <table:table-cell table:style-name="ce21" office:value-type="float" office:value="1799" calcext:value-type="float">
            <text:p>1799</text:p>
          </table:table-cell>
          <table:table-cell table:style-name="ce28" office:value-type="float" office:value="1764" calcext:value-type="float">
            <text:p>1764</text:p>
          </table:table-cell>
          <table:table-cell table:style-name="ce28" table:number-columns-repeated="4"/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SUM([.C70];[.E70];[.G70];[.I70];[.K70];[.M70];[.O70];[.Q70];[.S70];[.U70];[.W70];[.Y70])" office:value-type="float" office:value="2163" calcext:value-type="float">
            <text:p>2163</text:p>
          </table:table-cell>
          <table:table-cell table:style-name="ce28" table:formula="of:=SUM([.D70];[.F70];[.H70];[.J70];[.L70];[.N70];[.P70];[.R70];[.T70];[.V70];[.X70];[.Z70])" office:value-type="float" office:value="2159" calcext:value-type="float">
            <text:p>215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Zwollerkerspel</text:p>
          </table:table-cell>
          <table:table-cell/>
          <table:table-cell table:style-name="ce21" office:value-type="float" office:value="2256" calcext:value-type="float">
            <text:p>2256</text:p>
          </table:table-cell>
          <table:table-cell table:style-name="ce28" office:value-type="float" office:value="2016" calcext:value-type="float">
            <text:p>2016</text:p>
          </table:table-cell>
          <table:table-cell table:style-name="ce28" table:number-columns-repeated="4"/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SUM([.C71];[.E71];[.G71];[.I71];[.K71];[.M71];[.O71];[.Q71];[.S71];[.U71];[.W71];[.Y71])" office:value-type="float" office:value="2989" calcext:value-type="float">
            <text:p>2989</text:p>
          </table:table-cell>
          <table:table-cell table:style-name="ce28" table:formula="of:=SUM([.D71];[.F71];[.H71];[.J71];[.L71];[.N71];[.P71];[.R71];[.T71];[.V71];[.X71];[.Z71])" office:value-type="float" office:value="2669" calcext:value-type="float">
            <text:p>266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otaal der overige Gemeenten</text:p>
          </table:table-cell>
          <table:table-cell table:style-name="ce15"/>
          <table:table-cell table:style-name="ce22" table:formula="of:=SUM([.C14:.C71])" office:value-type="float" office:value="69068" calcext:value-type="float">
            <text:p>69068</text:p>
          </table:table-cell>
          <table:table-cell table:style-name="ce29" table:formula="of:=SUM([.D14:.D71])" office:value-type="float" office:value="64810" calcext:value-type="float">
            <text:p>64810</text:p>
          </table:table-cell>
          <table:table-cell table:style-name="ce29" table:formula="of:=SUM([.E14:.E71])" office:value-type="float" office:value="23" calcext:value-type="float">
            <text:p>23</text:p>
          </table:table-cell>
          <table:table-cell table:style-name="ce29" table:formula="of:=SUM([.F14:.F71])" office:value-type="float" office:value="14" calcext:value-type="float">
            <text:p>14</text:p>
          </table:table-cell>
          <table:table-cell table:style-name="ce29" table:formula="of:=SUM([.G14:.G71])" office:value-type="float" office:value="8" calcext:value-type="float">
            <text:p>8</text:p>
          </table:table-cell>
          <table:table-cell table:style-name="ce29" table:formula="of:=SUM([.H14:.H71])" office:value-type="float" office:value="6" calcext:value-type="float">
            <text:p>6</text:p>
          </table:table-cell>
          <table:table-cell table:style-name="ce29" table:formula="of:=SUM([.I14:.I71])" office:value-type="float" office:value="5508" calcext:value-type="float">
            <text:p>5508</text:p>
          </table:table-cell>
          <table:table-cell table:style-name="ce29" table:formula="of:=SUM([.J14:.J71])" office:value-type="float" office:value="5331" calcext:value-type="float">
            <text:p>5331</text:p>
          </table:table-cell>
          <table:table-cell table:style-name="ce29" table:formula="of:=SUM([.K14:.K71])" office:value-type="float" office:value="1193" calcext:value-type="float">
            <text:p>1193</text:p>
          </table:table-cell>
          <table:table-cell table:style-name="ce29" table:formula="of:=SUM([.L14:.L71])" office:value-type="float" office:value="1122" calcext:value-type="float">
            <text:p>1122</text:p>
          </table:table-cell>
          <table:table-cell table:style-name="ce29" table:formula="of:=SUM([.M14:.M71])" office:value-type="float" office:value="164" calcext:value-type="float">
            <text:p>164</text:p>
          </table:table-cell>
          <table:table-cell table:style-name="ce29" table:formula="of:=SUM([.N14:.N71])" office:value-type="float" office:value="126" calcext:value-type="float">
            <text:p>126</text:p>
          </table:table-cell>
          <table:table-cell table:style-name="ce29" table:formula="of:=SUM([.O14:.O71])" office:value-type="float" office:value="15" calcext:value-type="float">
            <text:p>15</text:p>
          </table:table-cell>
          <table:table-cell table:style-name="ce29" table:formula="of:=SUM([.P14:.P71])" office:value-type="float" office:value="13" calcext:value-type="float">
            <text:p>13</text:p>
          </table:table-cell>
          <table:table-cell table:style-name="ce29" table:formula="of:=SUM([.Q14:.Q71])" office:value-type="float" office:value="32922" calcext:value-type="float">
            <text:p>32922</text:p>
          </table:table-cell>
          <table:table-cell table:style-name="ce29" table:formula="of:=SUM([.R14:.R71])" office:value-type="float" office:value="31528" calcext:value-type="float">
            <text:p>31528</text:p>
          </table:table-cell>
          <table:table-cell table:style-name="ce29" table:formula="of:=SUM([.S14:.S71])" office:value-type="float" office:value="4" calcext:value-type="float">
            <text:p>4</text:p>
          </table:table-cell>
          <table:table-cell table:style-name="ce29" table:formula="of:=SUM([.T14:.T71])" office:value-type="float" office:value="0" calcext:value-type="float">
            <text:p>0</text:p>
          </table:table-cell>
          <table:table-cell table:style-name="ce29" table:formula="of:=SUM([.U14:.U71])" office:value-type="float" office:value="1310" calcext:value-type="float">
            <text:p>1310</text:p>
          </table:table-cell>
          <table:table-cell table:style-name="ce29" table:formula="of:=SUM([.V14:.V71])" office:value-type="float" office:value="1227" calcext:value-type="float">
            <office:annotation draw:style-name="gr1" draw:text-style-name="P1" svg:width="0.866cm" svg:height="0.466cm" svg:x="42.111cm" svg:y="32.956cm" draw:caption-point-x="-0.432cm" draw:caption-point-y="0.285cm">
              <dc:creator>CDM</dc:creator>
              <dc:date>2014-12-12T00:00:00</dc:date>
              <text:p text:style-name="P1"><text:span text:style-name="T1">1228</text:span></text:p>
              <text:p text:style-name="P1"><text:span text:style-name="T1"/></text:p>
            </office:annotation>
            <text:p>1227</text:p>
          </table:table-cell>
          <table:table-cell table:style-name="ce29" table:formula="of:=SUM([.W14:.W71])" office:value-type="float" office:value="4" calcext:value-type="float">
            <text:p>4</text:p>
          </table:table-cell>
          <table:table-cell table:style-name="ce29" table:formula="of:=SUM([.X14:.X71])" office:value-type="float" office:value="8" calcext:value-type="float">
            <text:p>8</text:p>
          </table:table-cell>
          <table:table-cell table:style-name="ce29" table:formula="of:=SUM([.Y14:.Y71])" office:value-type="float" office:value="211" calcext:value-type="float">
            <text:p>211</text:p>
          </table:table-cell>
          <table:table-cell table:style-name="ce29" table:formula="of:=SUM([.Z14:.Z71])" office:value-type="float" office:value="155" calcext:value-type="float">
            <text:p>155</text:p>
          </table:table-cell>
          <table:table-cell table:style-name="ce29" table:formula="of:=SUM([.AA14:.AA71])" office:value-type="float" office:value="110430" calcext:value-type="float">
            <text:p>110430</text:p>
          </table:table-cell>
          <table:table-cell table:style-name="ce29" table:formula="of:=SUM([.AB14:.AB71])" office:value-type="float" office:value="104340" calcext:value-type="float">
            <office:annotation draw:style-name="gr1" draw:text-style-name="P1" svg:width="1.222cm" svg:height="0.445cm" svg:x="52.757cm" svg:y="32.956cm" draw:caption-point-x="-0.431cm" draw:caption-point-y="0.285cm">
              <dc:creator>CDM</dc:creator>
              <dc:date>2014-12-12T00:00:00</dc:date>
              <text:p text:style-name="P1"><text:span text:style-name="T1">104341</text:span></text:p>
              <text:p text:style-name="P1"><text:span text:style-name="T1"/></text:p>
            </office:annotation>
            <text:p>10434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02_H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string" calcext:value-type="string">
            <text:p>Overijssel</text:p>
          </table:table-cell>
          <table:table-cell table:style-name="ce51" office:value-type="string" calcext:value-type="string">
            <text:p>34_0307</text:p>
          </table:table-cell>
          <table:table-cell table:number-columns-repeated="990"/>
        </table:table-row>
        <table:table-row table:style-name="ro1">
          <table:table-cell table:style-name="ce54" office:value-type="string" calcext:value-type="string">
            <text:p>Totaal der Provincie</text:p>
          </table:table-cell>
          <table:table-cell table:style-name="ce15"/>
          <table:table-cell table:style-name="ce23" table:formula="of:=SUM([.C13];[.C72])" office:value-type="float" office:value="88679" calcext:value-type="float">
            <text:p>88679</text:p>
          </table:table-cell>
          <table:table-cell table:style-name="ce30" table:formula="of:=SUM([.D13];[.D72])" office:value-type="float" office:value="84960" calcext:value-type="float">
            <text:p>84960</text:p>
          </table:table-cell>
          <table:table-cell table:style-name="ce30" table:formula="of:=SUM([.E13];[.E72])" office:value-type="float" office:value="86" calcext:value-type="float">
            <text:p>86</text:p>
          </table:table-cell>
          <table:table-cell table:style-name="ce30" table:formula="of:=SUM([.F13];[.F72])" office:value-type="float" office:value="59" calcext:value-type="float">
            <text:p>59</text:p>
          </table:table-cell>
          <table:table-cell table:style-name="ce30" table:formula="of:=SUM([.G13];[.G72])" office:value-type="float" office:value="27" calcext:value-type="float">
            <text:p>27</text:p>
          </table:table-cell>
          <table:table-cell table:style-name="ce30" table:formula="of:=SUM([.H13];[.H72])" office:value-type="float" office:value="29" calcext:value-type="float">
            <text:p>29</text:p>
          </table:table-cell>
          <table:table-cell table:style-name="ce30" table:formula="of:=SUM([.I13];[.I72])" office:value-type="float" office:value="6818" calcext:value-type="float">
            <text:p>6818</text:p>
          </table:table-cell>
          <table:table-cell table:style-name="ce30" table:formula="of:=SUM([.J13];[.J72])" office:value-type="float" office:value="6763" calcext:value-type="float">
            <text:p>6763</text:p>
          </table:table-cell>
          <table:table-cell table:style-name="ce30" table:formula="of:=SUM([.K13];[.K72])" office:value-type="float" office:value="1575" calcext:value-type="float">
            <text:p>1575</text:p>
          </table:table-cell>
          <table:table-cell table:style-name="ce30" table:formula="of:=SUM([.L13];[.L72])" office:value-type="float" office:value="1526" calcext:value-type="float">
            <text:p>1526</text:p>
          </table:table-cell>
          <table:table-cell table:style-name="ce30" table:formula="of:=SUM([.M13];[.M72])" office:value-type="float" office:value="803" calcext:value-type="float">
            <text:p>803</text:p>
          </table:table-cell>
          <table:table-cell table:style-name="ce30" table:formula="of:=SUM([.N13];[.N72])" office:value-type="float" office:value="698" calcext:value-type="float">
            <text:p>698</text:p>
          </table:table-cell>
          <table:table-cell table:style-name="ce30" table:formula="of:=SUM([.O13];[.O72])" office:value-type="float" office:value="64" calcext:value-type="float">
            <text:p>64</text:p>
          </table:table-cell>
          <table:table-cell table:style-name="ce30" table:formula="of:=SUM([.P13];[.P72])" office:value-type="float" office:value="72" calcext:value-type="float">
            <text:p>72</text:p>
          </table:table-cell>
          <table:table-cell table:style-name="ce30" table:formula="of:=SUM([.Q13];[.Q72])" office:value-type="float" office:value="39376" calcext:value-type="float">
            <text:p>39376</text:p>
          </table:table-cell>
          <table:table-cell table:style-name="ce30" table:formula="of:=SUM([.R13];[.R72])" office:value-type="float" office:value="38143" calcext:value-type="float">
            <text:p>38143</text:p>
          </table:table-cell>
          <table:table-cell table:style-name="ce30" table:formula="of:=SUM([.S13];[.S72])" office:value-type="float" office:value="6" calcext:value-type="float">
            <text:p>6</text:p>
          </table:table-cell>
          <table:table-cell table:style-name="ce30" table:formula="of:=SUM([.T13];[.T72])" office:value-type="float" office:value="5" calcext:value-type="float">
            <text:p>5</text:p>
          </table:table-cell>
          <table:table-cell table:style-name="ce30" table:formula="of:=SUM([.U13];[.U72])" office:value-type="float" office:value="2040" calcext:value-type="float">
            <text:p>2040</text:p>
          </table:table-cell>
          <table:table-cell table:style-name="ce30" table:formula="of:=SUM([.V13];[.V72])" office:value-type="float" office:value="1870" calcext:value-type="float">
            <office:annotation draw:style-name="gr1" draw:text-style-name="P1" svg:width="0.889cm" svg:height="0.445cm" svg:x="42.111cm" svg:y="33.443cm" draw:caption-point-x="-0.432cm" draw:caption-point-y="0.285cm">
              <dc:creator>CDM</dc:creator>
              <dc:date>2014-12-12T00:00:00</dc:date>
              <text:p text:style-name="P1"><text:span text:style-name="T1">1871</text:span></text:p>
              <text:p text:style-name="P1"><text:span text:style-name="T1"/></text:p>
            </office:annotation>
            <text:p>1870</text:p>
          </table:table-cell>
          <table:table-cell table:style-name="ce30" table:formula="of:=SUM([.W13];[.W72])" office:value-type="float" office:value="4" calcext:value-type="float">
            <text:p>4</text:p>
          </table:table-cell>
          <table:table-cell table:style-name="ce30" table:formula="of:=SUM([.X13];[.X72])" office:value-type="float" office:value="8" calcext:value-type="float">
            <text:p>8</text:p>
          </table:table-cell>
          <table:table-cell table:style-name="ce30" table:formula="of:=SUM([.Y13];[.Y72])" office:value-type="float" office:value="294" calcext:value-type="float">
            <text:p>294</text:p>
          </table:table-cell>
          <table:table-cell table:style-name="ce30" table:formula="of:=SUM([.Z13];[.Z72])" office:value-type="float" office:value="230" calcext:value-type="float">
            <text:p>230</text:p>
          </table:table-cell>
          <table:table-cell table:style-name="ce30" table:formula="of:=SUM([.AA13];[.AA72])" office:value-type="float" office:value="139772" calcext:value-type="float">
            <text:p>139772</text:p>
          </table:table-cell>
          <table:table-cell table:style-name="ce30" table:formula="of:=SUM([.AB13];[.AB72])" office:value-type="float" office:value="134363" calcext:value-type="float">
            <office:annotation draw:style-name="gr1" draw:text-style-name="P1" svg:width="1.31cm" svg:height="0.382cm" svg:x="52.757cm" svg:y="33.443cm" draw:caption-point-x="-0.431cm" draw:caption-point-y="0.285cm">
              <dc:creator>CDM</dc:creator>
              <dc:date>2014-12-12T00:00:00</dc:date>
              <text:p text:style-name="P1"><text:span text:style-name="T1">134364</text:span></text:p>
              <text:p text:style-name="P1"><text:span text:style-name="T1"/></text:p>
            </office:annotation>
            <text:p>134363</text:p>
          </table:table-cell>
          <table:table-cell table:style-name="ce44" office:value-type="string" calcext:value-type="string">
            <text:p>VT</text:p>
          </table:table-cell>
          <table:table-cell table:style-name="ce46" office:value-type="string" calcext:value-type="string">
            <text:p>1879_02_H5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string" calcext:value-type="string">
            <text:p>Overijssel</text:p>
          </table:table-cell>
          <table:table-cell table:style-name="ce52" office:value-type="string" calcext:value-type="string">
            <text:p>34_0307</text:p>
          </table:table-cell>
          <table:table-cell table:number-columns-repeated="99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2" style:display-name="PageStyle_Overijsse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1" style:display-name="PageStyle_Overijsse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7-06T13:32:02</meta:creation-date>
    <dc:creator>Yamit</dc:creator>
    <dc:date>2004-08-30T14:22:47</dc:date>
    <meta:document-statistic meta:table-count="2" meta:cell-count="1906" meta:object-count="0"/>
    <meta:generator>LibreOffice/4.2.7.2$Linux_X86_64 LibreOffice_project/420m0$Build-2</meta:generator>
  </office:meta>
</office:document-meta>
</file>